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pple-system" svg:font-family="apple-system, BlinkMacSystemFont, 'Segoe UI', Roboto,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rixI" style:family="table">
      <style:table-properties style:width="5.75in" fo:margin-left="0.1736in" fo:margin-right="0.1458in" table:align="margins" style:writing-mode="lr-tb"/>
    </style:style>
    <style:style style:name="MatrixI.A" style:family="table-column">
      <style:table-column-properties style:column-width="2.8611in" style:rel-column-width="32609*"/>
    </style:style>
    <style:style style:name="MatrixI.B" style:family="table-column">
      <style:table-column-properties style:column-width="2.8889in" style:rel-column-width="32926*"/>
    </style:style>
    <style:style style:name="MatrixI.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MatrixI.B1" style:family="table-cell">
      <style:table-cell-properties fo:background-color="#ffffcc" fo:padding="0.0382in" fo:border="0.0007in solid #000000">
        <style:background-image/>
      </style:table-cell-properties>
    </style:style>
    <style:style style:name="MatrixI.A2" style:family="table-cell">
      <style:table-cell-properties fo:background-color="#ffffcc" fo:padding="0.0382in" fo:border-left="0.0007in solid #000000" fo:border-right="none" fo:border-top="none" fo:border-bottom="0.0007in solid #000000">
        <style:background-image/>
      </style:table-cell-properties>
    </style:style>
    <style:style style:name="MatrixI.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 style:family="table">
      <style:table-properties style:width="5.2153in" fo:margin-left="0.5764in" fo:margin-right="0.2778in" table:align="margins" style:writing-mode="lr-tb"/>
    </style:style>
    <style:style style:name="Table1.A" style:family="table-column">
      <style:table-column-properties style:column-width="0.8194in" style:rel-column-width="10297*"/>
    </style:style>
    <style:style style:name="Table1.B" style:family="table-column">
      <style:table-column-properties style:column-width="1.4931in" style:rel-column-width="18761*"/>
    </style:style>
    <style:style style:name="Table1.C" style:family="table-column">
      <style:table-column-properties style:column-width="2.9028in" style:rel-column-width="3647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0694in" table:align="margins"/>
    </style:style>
    <style:style style:name="Table2.A" style:family="table-column">
      <style:table-column-properties style:column-width="3.0347in" style:rel-column-width="32767*"/>
    </style:style>
    <style:style style:name="Table2.B" style:family="table-column">
      <style:table-column-properties style:column-width="3.0347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4.7431in" fo:margin-left="0.7708in" fo:margin-right="0.5556in" table:align="margins"/>
    </style:style>
    <style:style style:name="Table3.A" style:family="table-column">
      <style:table-column-properties style:column-width="0.9653in" style:rel-column-width="13337*"/>
    </style:style>
    <style:style style:name="Table3.B" style:family="table-column">
      <style:table-column-properties style:column-width="2.3125in" style:rel-column-width="31951*"/>
    </style:style>
    <style:style style:name="Table3.C" style:family="table-column">
      <style:table-column-properties style:column-width="1.4653in" style:rel-column-width="20247*"/>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25in" fo:margin-left="0.75in" fo:margin-right="0.0694in" table:align="margins"/>
    </style:style>
    <style:style style:name="Table5.A" style:family="table-column">
      <style:table-column-properties style:column-width="1in" style:rel-column-width="1440*"/>
    </style:style>
    <style:style style:name="Table5.B" style:family="table-column">
      <style:table-column-properties style:column-width="1.6458in" style:rel-column-width="2370*"/>
    </style:style>
    <style:style style:name="Table5.C" style:family="table-column">
      <style:table-column-properties style:column-width="1.6597in" style:rel-column-width="2390*"/>
    </style:style>
    <style:style style:name="Table5.D" style:family="table-column">
      <style:table-column-properties style:column-width="0.9444in" style:rel-column-width="1360*"/>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4" style:family="table">
      <style:table-properties style:width="4.8681in" fo:margin-left="0.7569in" fo:margin-right="0.4444in" table:align="margins"/>
    </style:style>
    <style:style style:name="Table4.A" style:family="table-column">
      <style:table-column-properties style:column-width="1.5069in" style:rel-column-width="2170*"/>
    </style:style>
    <style:style style:name="Table4.B" style:family="table-column">
      <style:table-column-properties style:column-width="3.3611in" style:rel-column-width="484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0in" fo:border="none"/>
    </style:style>
    <style:style style:name="P2" style:family="paragraph" style:parent-style-name="Footer">
      <style:paragraph-properties fo:text-align="center" style:justify-single-word="false"/>
      <style:text-properties style:font-name="Liberation Serif" fo:font-size="10pt" style:font-size-asian="10pt" style:font-size-complex="10pt"/>
    </style:style>
    <style:style style:name="P3" style:family="paragraph" style:parent-style-name="Text_20_body">
      <style:paragraph-properties fo:text-align="center" style:justify-single-word="false"/>
      <style:text-properties style:font-name="Liberation Serif" fo:font-size="10pt" fo:font-weight="normal" style:font-size-asian="10pt" style:font-size-complex="10pt"/>
    </style:style>
    <style:style style:name="P4" style:family="paragraph" style:parent-style-name="Text_20_body">
      <style:paragraph-properties fo:text-align="center" style:justify-single-word="false"/>
      <style:text-properties style:font-name="Liberation Serif" fo:font-size="10pt" style:font-size-asian="10pt" style:font-size-complex="10pt"/>
    </style:style>
    <style:style style:name="P5" style:family="paragraph" style:parent-style-name="Text_20_body">
      <style:paragraph-properties fo:text-align="justify" style:justify-single-word="false"/>
      <style:text-properties style:font-name="Liberation Serif" fo:font-size="10pt" style:font-size-asian="10pt" style:font-size-complex="10pt"/>
    </style:style>
    <style:style style:name="P6" style:family="paragraph" style:parent-style-name="Text_20_body">
      <style:paragraph-properties fo:text-align="justify" style:justify-single-word="false"/>
      <style:text-properties style:font-name="Liberation Serif" fo:font-size="10pt" fo:font-weight="bold" style:font-size-asian="10pt" style:font-weight-asian="bold" style:font-size-complex="10pt" style:font-weight-complex="bold"/>
    </style:style>
    <style:style style:name="P7"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size-complex="12pt"/>
    </style:style>
    <style:style style:name="P8"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ize-complex="10pt"/>
    </style:style>
    <style:style style:name="P9" style:family="paragraph" style:parent-style-name="Text_20_body">
      <style:paragraph-properties fo:margin-top="0.1665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0"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1"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size-complex="10pt"/>
    </style:style>
    <style:style style:name="P12"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13" style:family="paragraph" style:parent-style-name="Text_20_body">
      <style:paragraph-properties fo:margin-top="0.1665in" fo:margin-bottom="0in" fo:line-height="138%" fo:text-align="justify" style:justify-single-word="false" style:writing-mode="lr-tb"/>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14" style:family="paragraph" style:parent-style-name="Text_20_body">
      <style:paragraph-properties fo:margin-top="0.1665in" fo:margin-bottom="0in" fo:line-height="138%" fo:text-align="justify" style:justify-single-word="false" style:writing-mode="lr-tb"/>
      <style:text-properties style:font-name="Liberation Serif" fo:font-size="10pt" fo:font-weight="normal" style:font-size-asian="10pt" style:font-size-complex="10pt"/>
    </style:style>
    <style:style style:name="P15" style:family="paragraph" style:parent-style-name="Text_20_body">
      <style:paragraph-properties fo:margin-top="0.1665in" fo:margin-bottom="0in" fo:line-height="138%" fo:text-align="start" style:justify-single-word="false" style:writing-mode="lr-tb"/>
      <style:text-properties style:font-name="Liberation Serif" fo:font-size="10pt" fo:font-weight="normal" style:font-size-asian="10pt" style:font-size-complex="10pt"/>
    </style:style>
    <style:style style:name="P16" style:family="paragraph" style:parent-style-name="Text_20_body">
      <style:paragraph-properties fo:margin-top="0.1665in" fo:margin-bottom="0in" fo:line-height="138%" fo:text-align="center" style:justify-single-word="false" style:writing-mode="lr-tb"/>
      <style:text-properties style:font-name="Liberation Serif" fo:font-size="10pt" fo:font-weight="normal" style:font-size-asian="10pt" style:font-size-complex="10pt"/>
    </style:style>
    <style:style style:name="P17" style:family="paragraph" style:parent-style-name="Text_20_body">
      <style:paragraph-properties fo:margin-top="0.1665in" fo:margin-bottom="0in" fo:line-height="138%" fo:text-align="center" style:justify-single-word="false" style:writing-mode="lr-tb"/>
      <style:text-properties style:font-name="Liberation Serif" fo:font-size="10pt" fo:font-weight="normal" fo:background-color="#ffffff" style:font-size-asian="10pt" style:font-size-complex="10pt"/>
    </style:style>
    <style:style style:name="P18" style:family="paragraph" style:parent-style-name="Text_20_body">
      <style:paragraph-properties fo:margin-top="0.1665in" fo:margin-bottom="0in" fo:line-height="138%" fo:text-align="justify" style:justify-single-word="false" fo:padding="0in" fo:border="none" style:writing-mode="lr-tb"/>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P19" style:family="paragraph" style:parent-style-name="Text_20_body">
      <style:paragraph-properties fo:margin-top="0.1665in" fo:margin-bottom="0in" fo:line-height="138%" fo:text-align="center" style:justify-single-word="false" fo:padding="0in" fo:border="none" style:writing-mode="lr-tb"/>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P20" style:family="paragraph" style:parent-style-name="Text_20_body">
      <style:paragraph-properties fo:margin-top="0.1665in" fo:margin-bottom="0in" fo:line-height="138%" fo:text-align="center" style:justify-single-word="false" fo:break-before="page" style:writing-mode="lr-tb"/>
      <style:text-properties fo:font-variant="normal" fo:text-transform="none" fo:color="#000000" style:text-line-through-style="none" style:font-name="Liberation Serif" fo:font-size="10pt" fo:font-style="italic" style:text-underline-style="solid" style:text-underline-width="auto" style:text-underline-color="font-color" fo:font-weight="normal" style:text-blinking="false" style:font-size-asian="10pt" style:font-size-complex="10pt"/>
    </style:style>
    <style:style style:name="P21"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22" style:family="paragraph" style:parent-style-name="Text_20_body">
      <style:paragraph-properties fo:margin-top="0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23"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24" style:family="paragraph" style:parent-style-name="Text_20_body">
      <style:paragraph-properties fo:margin-left="0.5in" fo:margin-right="0in" fo:text-align="justify" style:justify-single-word="false" fo:text-indent="0in" style:auto-text-indent="false"/>
      <style:text-properties style:font-name="Liberation Serif" fo:font-size="10pt" style:font-size-asian="10pt" style:font-size-complex="10pt"/>
    </style:style>
    <style:style style:name="P25" style:family="paragraph" style:parent-style-name="Text_20_body">
      <style:paragraph-properties fo:margin-left="0.5in" fo:margin-right="0in" fo:margin-top="0.1665in" fo:margin-bottom="0in" fo:line-height="138%" fo:text-align="center" style:justify-single-word="false" fo:text-indent="0in" style:auto-text-indent="false" style:writing-mode="lr-tb"/>
      <style:text-properties fo:font-variant="normal" fo:text-transform="none" fo:color="#222222" style:text-line-through-style="none" style:font-name="Liberation Serif" fo:font-size="10pt" fo:font-style="italic" style:text-underline-style="none" fo:font-weight="normal" style:text-blinking="false" fo:background-color="transparent" style:font-size-asian="10pt" style:font-size-complex="10pt"/>
    </style:style>
    <style:style style:name="P26" style:family="paragraph" style:parent-style-name="Text_20_body">
      <style:paragraph-properties fo:margin-top="0.1665in" fo:margin-bottom="0.1665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27" style:family="paragraph" style:parent-style-name="Heading_20_2">
      <style:paragraph-properties fo:margin-top="0.1665in" fo:margin-bottom="0.1665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28" style:family="paragraph" style:parent-style-name="Heading_20_2">
      <style:paragraph-properties fo:margin-top="0.1665in" fo:margin-bottom="0.1665in" fo:line-height="138%" fo:text-align="center" style:justify-single-word="false" fo:padding="0in" fo:border="none" style:writing-mode="lr-tb"/>
      <style:text-properties style:font-name="Liberation Serif" fo:font-size="10pt" style:font-size-asian="10pt" style:font-size-complex="10pt"/>
    </style:style>
    <style:style style:name="P29" style:family="paragraph" style:parent-style-name="Heading_20_2">
      <style:paragraph-properties fo:margin-top="0.1665in" fo:margin-bottom="0.1665in" fo:line-height="138%" fo:text-align="center" style:justify-single-word="false" fo:break-before="page" style:writing-mode="lr-tb"/>
      <style:text-properties fo:font-variant="normal" fo:text-transform="none" fo:color="#000000" style:text-line-through-style="none" style:font-name="Liberation Serif"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30" style:family="paragraph" style:parent-style-name="Text_20_body">
      <style:paragraph-properties fo:margin-left="-0.4925in" fo:margin-right="0in" fo:text-align="justify" style:justify-single-word="false" fo:text-indent="0in" style:auto-text-indent="false"/>
      <style:text-properties style:font-name="Liberation Serif" fo:font-size="10pt" fo:font-weight="normal" style:font-size-asian="10pt" style:font-size-complex="10pt"/>
    </style:style>
    <style:style style:name="P31" style:family="paragraph" style:parent-style-name="Text_20_body">
      <style:paragraph-properties fo:margin-left="0.4925in" fo:margin-right="0in" fo:margin-top="0in" fo:margin-bottom="0in" fo:line-height="138%" fo:text-align="justify" style:justify-single-word="false" fo:text-indent="0in" style:auto-text-indent="false" style:writing-mode="lr-tb"/>
      <style:text-properties fo:font-variant="normal" fo:text-transform="none" fo:color="#000000" style:text-line-through-style="none" style:font-name="Liberation Serif" fo:font-size="9pt" fo:font-style="normal" style:text-underline-style="none" fo:font-weight="normal" style:text-blinking="false" fo:background-color="transparent" style:font-size-asian="9pt" style:font-size-complex="9pt"/>
    </style:style>
    <style:style style:name="P32" style:family="paragraph" style:parent-style-name="Standard">
      <style:paragraph-properties fo:margin-left="0.4925in" fo:margin-right="0in" fo:text-indent="0in" style:auto-text-indent="false"/>
      <style:text-properties style:font-name="Liberation Serif" fo:font-size="10pt" fo:font-weight="bold" style:font-size-asian="10pt" style:font-weight-asian="bold" style:font-size-complex="10pt" style:font-weight-complex="bold"/>
    </style:style>
    <style:style style:name="P33" style:family="paragraph" style:parent-style-name="Text_20_body">
      <style:paragraph-properties fo:margin-left="0in" fo:margin-right="0in" fo:margin-top="0.1665in" fo:margin-bottom="0in" fo:line-height="138%" fo:text-align="justify" style:justify-single-word="false" fo:text-indent="0in" style:auto-text-indent="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34" style:family="paragraph" style:parent-style-name="Text_20_body">
      <style:paragraph-properties fo:margin-left="0in" fo:margin-right="0in" fo:margin-top="0.1665in" fo:margin-bottom="0in" fo:line-height="138%" fo:text-align="center" style:justify-single-word="false" fo:text-indent="0in" style:auto-text-indent="false" style:writing-mode="lr-tb"/>
      <style:text-properties style:font-name="Liberation Serif" fo:font-size="10pt" fo:font-weight="normal" style:font-size-asian="10pt" style:font-size-complex="10pt"/>
    </style:style>
    <style:style style:name="P35" style:family="paragraph" style:parent-style-name="Text_20_body">
      <style:paragraph-properties fo:margin-left="0in" fo:margin-right="0in" fo:margin-top="0.1665in" fo:margin-bottom="0in" fo:line-height="138%" fo:text-align="center" style:justify-single-word="false" fo:text-indent="0in" style:auto-text-indent="false" fo:break-before="page" style:writing-mode="lr-tb"/>
      <style:text-properties style:font-name="Liberation Serif" fo:font-size="10pt" style:text-underline-style="solid" style:text-underline-width="auto" style:text-underline-color="font-color" style:font-size-asian="10pt" style:font-size-complex="10pt"/>
    </style:style>
    <style:style style:name="P36" style:family="paragraph" style:parent-style-name="Text_20_body">
      <style:paragraph-properties fo:margin-top="0.1665in" fo:margin-bottom="0.0835in" fo:line-height="138%" fo:text-align="justify" style:justify-single-word="false" style:writing-mode="lr-tb"/>
      <style:text-properties style:font-name="Liberation Serif" fo:font-size="10pt" style:font-size-asian="10pt" style:font-size-complex="10pt"/>
    </style:style>
    <style:style style:name="P37" style:family="paragraph" style:parent-style-name="Standard">
      <style:text-properties style:font-name="Liberation Serif" fo:font-size="10pt" style:font-size-asian="10pt" style:font-size-complex="10pt"/>
    </style:style>
    <style:style style:name="P38" style:family="paragraph" style:parent-style-name="Footnot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Footnote">
      <style:paragraph-properties fo:margin-left="0.4925in" fo:margin-right="0in" fo:text-indent="-0.1965in" style:auto-text-indent="false"/>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P40" style:family="paragraph" style:parent-style-name="Footnote">
      <style:paragraph-properties fo:margin-left="0.4925in" fo:margin-right="0in" fo:text-indent="-0.1965in" style:auto-text-indent="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Footnote">
      <style:paragraph-properties fo:margin-left="0.4925in" fo:margin-right="0in" fo:text-indent="-0.1965in" style:auto-text-indent="fals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Table_20_Contents">
      <style:paragraph-properties fo:text-align="justify" style:justify-single-word="false"/>
      <style:text-properties style:font-name="Liberation Serif" fo:font-size="10pt" style:font-size-asian="10pt" style:font-size-complex="10pt"/>
    </style:style>
    <style:style style:name="P43" style:family="paragraph" style:parent-style-name="Table_20_Contents">
      <style:paragraph-properties fo:text-align="center" style:justify-single-word="false"/>
      <style:text-properties style:font-name="Liberation Serif" fo:font-size="10pt" style:font-size-asian="10pt" style:font-size-complex="10pt"/>
    </style:style>
    <style:style style:name="P44" style:family="paragraph" style:parent-style-name="Table_20_Contents">
      <style:paragraph-properties fo:text-align="start" style:justify-single-word="false"/>
      <style:text-properties style:font-name="Liberation Serif" fo:font-size="10pt" style:font-size-asian="10pt" style:font-size-complex="10pt"/>
    </style:style>
    <style:style style:name="P45" style:family="paragraph" style:parent-style-name="Table_20_Contents">
      <style:paragraph-properties fo:text-align="justify" style:justify-single-word="false"/>
      <style:text-properties style:font-name="Liberation Serif" fo:font-size="10pt" fo:font-weight="bold" style:font-size-asian="10pt" style:font-weight-asian="bold" style:font-size-complex="10pt" style:font-weight-complex="bold"/>
    </style:style>
    <style:style style:name="P46" style:family="paragraph" style:parent-style-name="Standard" style:list-style-name="L11">
      <style:text-properties style:font-name="Liberation Serif" fo:font-size="10pt" style:font-size-asian="10pt" style:font-size-complex="10pt"/>
    </style:style>
    <style:style style:name="P47" style:family="paragraph" style:parent-style-name="Standard">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48" style:family="paragraph" style:parent-style-name="Standard" style:list-style-name="L12">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49" style:family="paragraph" style:parent-style-name="Standard" style:list-style-name="L13">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50" style:family="paragraph" style:parent-style-name="Standard" style:list-style-name="L14">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51" style:family="paragraph" style:parent-style-name="Standard">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P52" style:family="paragraph" style:parent-style-name="Standard" style:list-style-name="L13">
      <style:paragraph-properties fo:margin-left="0.4925in" fo:margin-right="0in" fo:text-indent="0in" style:auto-text-indent="false"/>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53" style:family="paragraph" style:parent-style-name="Standard" style:list-style-name="L13">
      <style:paragraph-properties fo:margin-left="0.4925in" fo:margin-right="0in" fo:text-indent="0in" style:auto-text-indent="false"/>
      <style:text-properties fo:font-variant="normal" fo:text-transform="none" fo:color="#222222" style:text-line-through-style="none" style:font-name="Liberation Serif"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P54" style:family="paragraph" style:parent-style-name="Standard">
      <style:paragraph-properties fo:margin-left="0in" fo:margin-right="0in" fo:text-indent="0in" style:auto-text-indent="false"/>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55" style:family="paragraph" style:parent-style-name="Table_20_Contents" style:list-style-name="L4">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56" style:family="paragraph" style:parent-style-name="Table_20_Contents" style:list-style-name="L5">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57" style:family="paragraph" style:parent-style-name="Table_20_Contents" style:list-style-name="L6">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58" style:family="paragraph" style:parent-style-name="Table_20_Contents" style:list-style-name="L7">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59" style:family="paragraph" style:parent-style-name="Table_20_Contents" style:list-style-name="L14">
      <style:paragraph-properties fo:text-align="start" style:justify-single-word="false"/>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0" style:family="paragraph" style:parent-style-name="Table_20_Contents">
      <style:text-properties style:font-name="Times New Roman1" fo:font-size="10pt" style:font-size-asian="10pt" style:font-size-complex="10pt"/>
    </style:style>
    <style:style style:name="P61" style:family="paragraph" style:parent-style-name="Footnote">
      <style:paragraph-properties fo:margin-left="0in" fo:margin-right="0in" fo:margin-top="0.1665in" fo:margin-bottom="0in" fo:line-height="138%" fo:text-align="start" style:justify-single-word="false" fo:text-indent="0in" style:auto-text-indent="false" style:writing-mode="lr-tb"/>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2" style:family="paragraph" style:parent-style-name="Footnote">
      <style:paragraph-properties fo:margin-left="0in" fo:margin-right="0in" fo:text-indent="0in" style:auto-text-indent="false"/>
      <style:text-properties fo:font-variant="normal" fo:text-transform="none" fo:color="#000000" style:text-line-through-style="none" style:font-name="Times New Roman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3" style:family="paragraph" style:parent-style-name="Footnote" style:list-style-name="L11">
      <style:text-properties style:font-name="Liberation Serif" fo:font-size="10pt" style:font-size-asian="10pt" style:font-size-complex="10pt"/>
    </style:style>
    <style:style style:name="P64" style:family="paragraph" style:parent-style-name="Footnote" style:list-style-name="L15">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Footnote" style:list-style-name="L14">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6" style:family="paragraph" style:parent-style-name="Footnote" style:list-style-name="L14">
      <style:text-properties fo:font-variant="normal" fo:text-transform="none" fo:color="#222222" style:text-line-through-style="none" style:font-name="Times New Roman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7" style:family="paragraph" style:parent-style-name="Footnote">
      <style:text-properties fo:font-variant="normal" fo:text-transform="none" fo:color="#000000" style:text-line-through-style="none" style:font-name="Times New Roman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8" style:family="paragraph" style:parent-style-name="Footnote" style:list-style-name="L14">
      <style:text-properties fo:font-variant="normal" fo:text-transform="none" fo:color="#000000" style:text-line-through-style="none" style:font-name="Times New Roman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9" style:family="paragraph" style:parent-style-name="Footnote" style:list-style-name="L15">
      <style:text-properties fo:font-variant="normal" fo:text-transform="none" fo:color="#000000" style:text-line-through-style="none" style:font-name="Times New Roman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70" style:family="paragraph" style:parent-style-name="Footnote">
      <style:text-properties fo:font-variant="normal" fo:text-transform="none" fo:color="#000000" style:text-line-through-style="none" style:font-name="Times New Roman1"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P71" style:family="paragraph" style:parent-style-name="Footnote" style:list-style-name="L15"/>
    <style:style style:name="P72" style:family="paragraph" style:parent-style-name="Footnote">
      <style:paragraph-properties fo:margin-left="0.4925in" fo:margin-right="0in" fo:text-indent="-0.1965in" style:auto-text-indent="fals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73" style:family="paragraph" style:parent-style-name="Footnote" style:list-style-name="L16">
      <style:paragraph-properties fo:margin-left="0.9846in" fo:margin-right="0in" fo:text-indent="-0.25in" style:auto-text-indent="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Footnote" style:list-style-name="L16">
      <style:paragraph-properties fo:margin-left="0.9846in" fo:margin-right="0in" fo:text-indent="-0.25in" style:auto-text-indent="false"/>
      <style:text-properties fo:font-variant="normal" fo:text-transform="none" fo:color="#000000" style:text-line-through-style="none" style:font-name="Times New Roman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75" style:family="paragraph" style:parent-style-name="Heading_20_2" style:list-style-name="L2">
      <style:paragraph-properties fo:margin-top="0.1665in" fo:margin-bottom="0.1665in" fo:line-height="138%" fo:text-align="center" style:justify-single-word="false" fo:break-before="pag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76" style:family="paragraph" style:parent-style-name="Heading_20_2">
      <style:paragraph-properties fo:margin-top="0.1665in" fo:margin-bottom="0.1665in" fo:line-height="138%" fo:text-align="center" style:justify-single-word="false" fo:break-before="page" style:writing-mode="lr-tb"/>
      <style:text-properties fo:font-variant="normal" fo:text-transform="none" fo:color="#000000" style:text-line-through-style="none" style:font-name="Liberation Serif"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77" style:family="paragraph" style:parent-style-name="Heading_20_2">
      <style:paragraph-properties fo:margin-top="0.1665in" fo:margin-bottom="0.1665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78" style:family="paragraph" style:parent-style-name="Heading_20_2">
      <style:paragraph-properties fo:margin-top="0.1665in" fo:margin-bottom="0.0835in" fo:line-height="138%" fo:text-align="center" style:justify-single-word="false" fo:break-before="page" style:writing-mode="lr-tb"/>
      <style:text-properties fo:font-variant="normal" fo:text-transform="none" fo:color="#000000" style:text-line-through-style="none" style:font-name="Liberation Serif"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79" style:family="paragraph" style:parent-style-name="Heading_20_2">
      <style:paragraph-properties fo:margin-top="0.25in" fo:margin-bottom="0.0835in" fo:line-height="138%" fo:text-align="center" style:justify-single-word="false" fo:break-before="page" style:writing-mode="lr-tb"/>
      <style:text-properties fo:font-variant="normal" fo:text-transform="none" fo:color="#000000" style:text-line-through-style="none" style:font-name="Liberation Serif"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80" style:family="paragraph" style:parent-style-name="Heading_20_2">
      <style:paragraph-properties fo:margin-top="0.25in" fo:margin-bottom="0.0835in" fo:line-height="138%" fo:text-align="center" style:justify-single-word="false" fo:break-before="pag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81" style:family="paragraph" style:parent-style-name="Heading_20_2">
      <style:paragraph-properties fo:margin-top="0.25in" fo:margin-bottom="0.0835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82" style:family="paragraph" style:parent-style-name="Heading_20_2">
      <style:paragraph-properties fo:margin-top="0.25in" fo:margin-bottom="0.0835in" fo:line-height="138%" fo:text-align="justify" style:justify-single-word="false" fo:padding="0in" fo:border="non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83" style:family="paragraph" style:parent-style-name="Heading_20_3">
      <style:paragraph-properties fo:text-align="center" style:justify-single-word="false" fo:break-before="page"/>
      <style:text-properties style:font-name="Liberation Serif" fo:font-size="10pt" style:text-underline-style="solid" style:text-underline-width="auto" style:text-underline-color="font-color" style:font-size-asian="10pt" style:font-size-complex="10pt"/>
    </style:style>
    <style:style style:name="P84"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size-complex="10pt"/>
    </style:style>
    <style:style style:name="P85"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86" style:family="paragraph" style:parent-style-name="Text_20_body">
      <style:paragraph-properties fo:margin-top="0.1665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87" style:family="paragraph" style:parent-style-name="Text_20_body" style:list-style-name="L13">
      <style:paragraph-properties fo:margin-top="0.1665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88"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89" style:family="paragraph" style:parent-style-name="Text_20_body" style:list-style-name="L13">
      <style:paragraph-properties fo:margin-top="0.1665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weight-asian="normal" style:font-size-complex="10pt" style:font-weight-complex="normal"/>
    </style:style>
    <style:style style:name="P90"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ize-complex="10pt"/>
    </style:style>
    <style:style style:name="P91" style:family="paragraph" style:parent-style-name="Text_20_body">
      <style:paragraph-properties fo:margin-top="0.1665in" fo:margin-bottom="0in" fo:line-height="138%" fo:text-align="start" style:justify-single-word="false" style:writing-mode="lr-tb"/>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92" style:family="paragraph" style:parent-style-name="Text_20_body">
      <style:paragraph-properties fo:margin-top="0.1665in" fo:margin-bottom="0in" fo:line-height="138%" fo:text-align="justify" style:justify-single-word="false" style:writing-mode="lr-tb"/>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93" style:family="paragraph" style:parent-style-name="Text_20_body">
      <style:paragraph-properties fo:margin-top="0.1665in" fo:margin-bottom="0in" fo:line-height="138%" fo:text-align="center" style:justify-single-word="false" fo:padding="0in" fo:border="none" style:writing-mode="lr-tb"/>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P94" style:family="paragraph" style:parent-style-name="Text_20_body" style:list-style-name="L10">
      <style:paragraph-properties fo:margin-top="0.1665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ffffff" style:font-size-asian="10pt" style:font-size-complex="10pt"/>
    </style:style>
    <style:style style:name="P95" style:family="paragraph" style:parent-style-name="Text_20_body" style:list-style-name="L1">
      <style:paragraph-properties fo:margin-left="-0.4925in" fo:margin-right="0in" fo:margin-top="0.1665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96" style:family="paragraph" style:parent-style-name="Text_20_body" style:list-style-name="L1">
      <style:paragraph-properties fo:margin-left="-0.4925in" fo:margin-right="0in" fo:margin-top="0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97" style:family="paragraph" style:parent-style-name="Text_20_body" style:list-style-name="L1">
      <style:paragraph-properties fo:margin-left="-0.4925in" fo:margin-right="0in" fo:margin-top="0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style:font-size-asian="10pt" style:font-size-complex="10pt"/>
    </style:style>
    <style:style style:name="P98" style:family="paragraph" style:parent-style-name="Text_20_body">
      <style:paragraph-properties fo:margin-left="0in" fo:margin-right="0in" fo:margin-top="0.1665in" fo:margin-bottom="0in" fo:line-height="138%" fo:text-align="center" style:justify-single-word="false" fo:text-indent="0in" style:auto-text-indent="false" style:writing-mode="lr-tb"/>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ize-complex="10pt"/>
    </style:style>
    <style:style style:name="P99" style:family="paragraph" style:parent-style-name="Text_20_body">
      <style:paragraph-properties fo:margin-left="0in" fo:margin-right="0in" fo:margin-top="0.1665in" fo:margin-bottom="0in" fo:line-height="138%" fo:text-align="center" style:justify-single-word="false" fo:text-indent="0in" style:auto-text-indent="false" style:writing-mode="lr-tb"/>
      <style:text-properties fo:font-variant="normal" fo:text-transform="none" fo:color="#000000" style:text-line-through-style="none" style:font-name="Liberation Serif" fo:font-size="10pt" fo:font-style="italic" style:text-underline-style="none" fo:font-weight="bold" style:text-blinking="false" fo:background-color="transparent" style:font-size-asian="10pt" style:font-weight-asian="bold" style:font-size-complex="10pt" style:font-weight-complex="bold"/>
    </style:style>
    <style:style style:name="P100" style:family="paragraph" style:parent-style-name="Text_20_body" style:list-style-name="L3">
      <style:paragraph-properties fo:margin-left="0.5in" fo:margin-right="0in" fo:margin-top="0.1665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101" style:family="paragraph" style:parent-style-name="Text_20_body" style:list-style-name="L3">
      <style:paragraph-properties fo:margin-left="0.5in" fo:margin-right="0in" fo:margin-top="0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102" style:family="paragraph" style:parent-style-name="Text_20_body" style:list-style-name="L3">
      <style:paragraph-properties fo:margin-left="0.5in" fo:margin-right="0in" fo:margin-top="0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222222" style:text-line-through-style="none" style:font-name="Liberation Serif" fo:font-size="10pt" fo:font-style="normal" style:text-underline-style="none" fo:font-weight="normal" style:text-blinking="false" style:font-size-asian="10pt" style:font-size-complex="10pt"/>
    </style:style>
    <style:style style:name="P103"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104" style:family="paragraph" style:parent-style-name="Text_20_body">
      <style:paragraph-properties fo:margin-top="0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05"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P106"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ize-complex="10pt"/>
    </style:style>
    <style:style style:name="P107"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weight-asian="bold" style:font-size-complex="10pt" style:font-weight-complex="bold"/>
    </style:style>
    <style:style style:name="P108" style:family="paragraph" style:parent-style-name="Text_20_body" style:list-style-name="L8">
      <style:paragraph-properties fo:margin-top="0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09" style:family="paragraph" style:parent-style-name="Text_20_body" style:list-style-name="L9">
      <style:paragraph-properties fo:margin-top="0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10" style:family="paragraph" style:parent-style-name="Text_20_body" style:list-style-name="L10">
      <style:paragraph-properties fo:margin-top="0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ffffff" style:font-size-asian="10pt" style:font-size-complex="10pt"/>
    </style:style>
    <style:style style:name="P111" style:family="paragraph" style:parent-style-name="Text_20_body">
      <style:paragraph-properties fo:margin-left="0.4925in" fo:margin-right="0in" fo:margin-top="0in" fo:margin-bottom="0in" fo:line-height="138%" fo:text-align="justify" style:justify-single-word="false" fo:text-indent="0in" style:auto-text-indent="false" style:writing-mode="lr-tb"/>
      <style:text-properties fo:font-variant="normal" fo:text-transform="none" fo:color="#000000" style:text-line-through-style="none" style:font-name="Liberation Serif" fo:font-size="9pt" fo:font-style="normal" style:text-underline-style="none" fo:font-weight="normal" style:text-blinking="false" fo:background-color="transparent" style:font-size-asian="9pt" style:font-size-complex="9pt"/>
    </style:style>
    <style:style style:name="P112" style:family="paragraph" style:parent-style-name="Text_20_body">
      <style:paragraph-properties fo:margin-top="0.25in" fo:margin-bottom="0.0835in" fo:line-height="138%" fo:text-align="center" style:justify-single-word="false" style:writing-mode="lr-tb"/>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13" style:family="paragraph" style:parent-style-name="Text_20_body">
      <style:paragraph-properties fo:margin-top="0.25in" fo:margin-bottom="0.0835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T1" style:family="text">
      <style:text-properties fo:font-variant="normal" fo:text-transform="none" fo:color="#000000" style:text-line-through-style="none" style:font-name="Times New Roman1" fo:font-style="normal" style:text-underline-style="none" fo:font-weight="bold" style:text-blinking="false" fo:background-color="transparent" style:font-style-asian="normal" style:font-weight-asian="bold" style:font-style-complex="normal" style:font-weight-complex="bold"/>
    </style:style>
    <style:style style:name="T2" style:family="text">
      <style:text-properties fo:font-variant="normal" fo:text-transform="none" fo:color="#000000" style:text-line-through-style="none" style:font-name="Times New Roman1" fo:font-style="normal" style:text-underline-style="none" style:text-blinking="false" fo:background-color="transparent" style:font-style-asian="normal" style:font-style-complex="normal"/>
    </style:style>
    <style:style style:name="T3" style:family="text">
      <style:text-properties fo:font-variant="normal" fo:text-transform="none" fo:color="#000000" style:text-line-through-style="none" style:font-name="Times New Roman1" style:text-underline-style="none" style:text-blinking="false" fo:background-color="transparent"/>
    </style:style>
    <style:style style:name="T4" style:family="text">
      <style:text-properties fo:font-variant="normal" fo:text-transform="none" fo:color="#000000" style:text-line-through-style="none" style:font-name="Times New Roman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00" style:text-line-through-style="none" fo:font-style="normal" style:text-underline-style="none" fo:font-weight="bold" style:text-blinking="false"/>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fo:font-weight="bold" style:text-blinking="false" fo:background-color="transparent" style:font-weight-asian="bold" style:font-weight-complex="bold"/>
    </style:style>
    <style:style style:name="T10" style:family="text">
      <style:text-properties fo:font-variant="normal" fo:text-transform="none" fo:color="#000000" style:text-line-through-style="none" fo:font-style="normal" fo:font-weight="bold" style:text-blinking="false" fo:background-color="transparent" style:font-style-asian="normal" style:font-weight-asian="bold" style:font-style-complex="normal" style:font-weight-complex="bold"/>
    </style:style>
    <style:style style:name="T11" style:family="text">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T12" style:family="text">
      <style:text-properties fo:font-variant="normal" fo:text-transform="none" fo:color="#222222" style:text-line-through-style="none" style:text-underline-style="none" style:text-blinking="false" fo:background-color="transparent"/>
    </style:style>
    <style:style style:name="T13" style:family="text">
      <style:text-properties fo:font-variant="normal" fo:text-transform="none" fo:color="#222222" style:text-line-through-style="none" fo:font-style="normal" style:text-underline-style="none" style:text-blinking="false" fo:background-color="transparent"/>
    </style:style>
    <style:style style:name="T14" style:family="text">
      <style:text-properties fo:font-variant="normal" fo:text-transform="none" fo:color="#222222" style:text-line-through-style="none" fo:font-style="normal" style:text-underline-style="none" style:text-blinking="false" fo:background-color="transparent" style:font-weight-asian="normal" style:font-weight-complex="normal"/>
    </style:style>
    <style:style style:name="T15" style:family="text">
      <style:text-properties fo:font-variant="normal" fo:text-transform="none" fo:color="#222222" style:text-line-through-style="none" fo:font-style="normal" style:text-underline-style="none" fo:font-weight="bold" style:text-blinking="false" fo:background-color="transparent"/>
    </style:style>
    <style:style style:name="T16" style:family="text">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17" style:family="text">
      <style:text-properties fo:font-variant="normal" fo:text-transform="none" fo:color="#222222" style:text-line-through-style="none" style:font-name="Liberation Serif"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T18" style:family="text">
      <style:text-properties fo:font-variant="normal" fo:text-transform="none" fo:color="#4d5156" style:text-line-through-style="none" style:font-name="Liberation Serif" fo:font-size="10pt" fo:font-style="normal" style:text-underline-style="none" fo:font-weight="bold" style:text-blinking="false" fo:background-color="#ffffff" style:font-size-asian="10pt" style:font-style-asian="normal" style:font-weight-asian="bold" style:font-size-complex="10pt" style:font-style-complex="normal" style:font-weight-complex="bold"/>
    </style:style>
    <style:style style:name="T19" style:family="text">
      <style:text-properties fo:font-style="normal" fo:font-weight="bold" fo:background-color="transparent" style:font-weight-asian="bold" style:font-weight-complex="bold"/>
    </style:style>
    <style:style style:name="T20" style:family="text">
      <style:text-properties fo:background-color="transparent"/>
    </style:style>
    <style:style style:name="T21" style:family="text">
      <style:text-properties fo:font-weight="bold" style:font-weight-asian="bold" style:font-weight-complex="bold"/>
    </style:style>
    <style:style style:name="T22" style:family="text">
      <style:text-properties fo:color="#4d5156" fo:background-color="#ffffff"/>
    </style:style>
    <style:style style:name="T23" style:family="text">
      <style:text-properties fo:color="#4d5156" fo:font-style="normal" fo:font-weight="bold" fo:background-color="#ffffff" style:font-weight-asian="bold" style:font-weight-complex="bold"/>
    </style:style>
    <style:style style:name="T24"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text:bookmark text:name="docs-internal-guid-7880145f-7fff-1e6d-3154-9bc6bcf58dcd"/>YAYO Coin, LLC</text:p>
      <text:p text:style-name="P11">Incorporation Documents, Rev. 1</text:p>
      <text:p text:style-name="P11"/>
      <text:p text:style-name="P21">Lemaire, Johnson, Marant</text:p>
      <text:p text:style-name="P21">Hustler's University and L&amp;R Consultants, Inc.</text:p>
      <text:p text:style-name="P21">Miami Beach, FL.</text:p>
      <text:p text:style-name="P21">{john.lemaire, reynold.johnson}@yayo.fund</text:p>
      <text:p text:style-name="P21"/>
      <text:p text:style-name="P33"><text:span text:style-name="T21">Abstract</text:span>: YAYO Coin is an ERC-20¹ Powercoin² on the Polygon/Matic³ network (an Ethereum-killer⁴ with sub-zero gas fees⁵ and near instantaneous transactions⁶) with deflationary⁷ fixed-supply⁸ tokenomics managed by decentralized smart contract⁹ featuring automatic burn¹⁰ and automatic yield¹¹ at aggressive rates¹² and launched with radical and performative stratagem¹³.</text:p>
      <text:p text:style-name="P34"><text:span text:style-name="T7">Keywords: </text:span><text:span text:style-name="T8">Cryptocurrency, Bitcoin, Blockchain, Tony Montana, Endogenous Cocaine, Master Key, Retrocausal Anachronism, Esoteric Finance, DOGE, Powercoin, Hypercopy, Strategic Unfairness, Memetic Warfare</text:span></text:p>
      <text:p text:style-name="P11">Contents</text:p>
      <text:list xml:id="list2610548982728802307" text:style-name="L1">
        <text:list-item>
          <text:list>
            <text:list-item>
              <text:list>
                <text:list-item>
                  <text:list>
                    <text:list-item>
                      <text:list>
                        <text:list-item>
                          <text:p text:style-name="P95">Introduction</text:p>
                        </text:list-item>
                        <text:list-item>
                          <text:p text:style-name="P96">Theory of the PowerCoin</text:p>
                        </text:list-item>
                        <text:list-item>
                          <text:p text:style-name="P97"><text:span text:style-name="T20">Pure Finance</text:span><text:span text:style-name="T22">® </text:span><text:span text:style-name="T20">Tokenomics</text:span></text:p>
                        </text:list-item>
                        <text:list-item>
                          <text:p text:style-name="P96">Strategic Unfairness</text:p>
                        </text:list-item>
                        <text:list-item>
                          <text:p text:style-name="P96">Memetic Warfare and The War Room</text:p>
                        </text:list-item>
                        <text:list-item>
                          <text:p text:style-name="P96">The Road Forward</text:p>
                        </text:list-item>
                        <text:list-item>
                          <text:p text:style-name="P96">Any Questions?</text:p>
                        </text:list-item>
                        <text:list-item>
                          <text:p text:style-name="P96">Appendix A: Endnotes &amp; Bibliography</text:p>
                        </text:list-item>
                        <text:list-item>
                          <text:p text:style-name="P96">Appendix B: Branding Guidelines</text:p>
                        </text:list-item>
                        <text:list-item>
                          <text:p text:style-name="P96">Appendix C: Winner's Manifesto</text:p>
                        </text:list-item>
                        <text:list-item>
                          <text:p text:style-name="P96"><text:s/>Appendix C: How to Buy and Sell Yayo</text:p>
                        </text:list-item>
                      </text:list>
                    </text:list-item>
                  </text:list>
                </text:list-item>
              </text:list>
            </text:list-item>
          </text:list>
        </text:list-item>
      </text:list>
      <text:p text:style-name="P30"/>
      <text:p text:style-name="P18"/>
      <text:p text:style-name="P3"><text:line-break/><text:line-break/><text:soft-page-break/><text:line-break/><text:line-break/><text:line-break/><text:line-break/></text:p>
      <text:p text:style-name="P3"/>
      <text:p text:style-name="P3"/>
      <text:p text:style-name="P3"/>
      <text:p text:style-name="P3"><text:line-break/><text:line-break/></text:p>
      <text:p text:style-name="P8">This page intentionally left blank.</text:p>
      <text:p text:style-name="P8"/>
      <text:p text:style-name="P4"><draw:frame draw:style-name="fr1" draw:name="graphics2" text:anchor-type="as-char" svg:width="0.8335in" svg:height="0.8437in" draw:z-index="28"><draw:image xlink:href="https://lh4.googleusercontent.com/sagjmFjDHVcwHuvOw4I5re2_CrbIDGEcK5T3fIqVU6ATo3etLiQ3IWHTQQc34BSG2AsiI_wvS7qArKOhNMQlMSINzXg1ZnK0wR2zobv5usNjUIFAb1SnlDK689WVhSvbY36sUldo" xlink:type="simple" xlink:show="embed" xlink:actuate="onLoad"/></draw:frame></text:p>
      <text:list xml:id="list6824976529465506025" text:style-name="L2">
        <text:list-header>
          <text:h text:style-name="P75" text:outline-level="2">1. Background</text:h>
        </text:list-header>
      </text:list>
      <text:p text:style-name="P9">YAYO Coin, LLC ("the Company") arrives as a hedge against declining faith in Ethereum following the gas crisis of 2021¹, which infamously and cruelly priced out the everyman from entering the Game with its absurd, arbitrary and prohibitive flat tax on Action itself².</text:p>
      <text:p text:style-name="P14"><text:span text:style-name="T8">Out of this chaos fire, notorious Ethereum founder Vitalik Buterin shocked the crypto world³</text:span><text:span text:style-name="T5"> </text:span><text:span text:style-name="T8">and burned the faith of his own community by selling out liquidity locks “satirically⁴” granted to him by existing Ethereum dogcoins⁵</text:span><text:span text:style-name="T5"> </text:span><text:span text:style-name="T8">such as SHIBA⁶, crashing the dog markets⁷ and </text:span><text:span text:style-name="T13">leading to the present-day “War on Rugs” retaliation against Ethereum⁸.</text:span></text:p>
      <text:p text:style-name="P15"><text:span text:style-name="T15">And So: </text:span><text:span text:style-name="T13">In comes YAYO Coin, a purely fundamental, unobstructed financial algorithm</text:span><text:span text:style-name="T12"> </text:span><text:span text:style-name="T13">designed to liberate the essentialist beauty of the proven⁹ deflationary burn &amp; redistribute model¹⁰ from the </text:span><text:span text:style-name="T15">Chains of Ethereum</text:span><text:span text:style-name="T14">¹¹</text:span><text:span text:style-name="T13">, powered by innovative tweaks and hypercopy. There was no stopping it.</text:span></text:p>
      <text:p text:style-name="P91"/>
      <text:p text:style-name="P19"><draw:frame draw:style-name="fr1" draw:name="graphics3" text:anchor-type="as-char" svg:width="4.1744in" svg:height="2.3736in" draw:z-index="0"><draw:image xlink:href="https://lh5.googleusercontent.com/F29fCw5eF1UiYcxQlzuw-EVkWzr5LivvfKu1AuZ7RhEF7MHyfE3YRpwuvOwhntsWUigw9hH457fF73d0wn65gifQlt7bxqKTuFhm7AC9mY1s2EnsES9EoNcaUU-aNReIdHggsH4b" xlink:type="simple" xlink:show="embed" xlink:actuate="onLoad"/></draw:frame></text:p>
      <text:p text:style-name="P98">Fig. I: “Through Conscious Desire We have invoked all Things. Let us then become the Master of All Things!”</text:p>
      <text:p text:style-name="P99"/>
      <text:p text:style-name="P61"/>
      <text:p text:style-name="P35"><text:span text:style-name="T10">2. T</text:span><text:span text:style-name="T9">heory of the PowerCoin</text:span></text:p>
      <text:p text:style-name="P9">YAYO is a challenging community of self-improvement as well as a speculative asset¹. There is a hierarchy of cryptocurrency assets as follows:</text:p>
      <text:p text:style-name="P9"/>
      <table:table table:name="MatrixI" table:style-name="MatrixI">
        <table:table-column table:style-name="MatrixI.A"/>
        <table:table-column table:style-name="MatrixI.B"/>
        <table:table-row>
          <table:table-cell table:style-name="MatrixI.A1" office:value-type="string">
            <text:p text:style-name="P42"><text:span text:style-name="T21">Level I: Scamcoins</text:span> </text:p>
            <text:p text:style-name="P42"/>
            <text:p text:style-name="P42"><text:span text:style-name="T21">Traits: </text:span>Dishonest marketing, minimal community resources or documentation, flawed and poorly written code, little or no roadmap, transparent duplication of other projects or outright imitations. </text:p>
            <text:p text:style-name="P42"/>
            <text:p text:style-name="P42"><text:span text:style-name="T21">Results: </text:span>Over-promises, delivers nothing except a founder dump.</text:p>
          </table:table-cell>
          <table:table-cell table:style-name="MatrixI.B1" office:value-type="string">
            <text:p text:style-name="P45">Level II: Memecoins </text:p>
            <text:p text:style-name="P42"/>
            <text:p text:style-name="P42"><text:span text:style-name="T21">Traits: </text:span>Generic marketing with generally coercive communities, tokens are designed purely for financial speculation with half-hearted feints at a use-case or dapp implementations dangled by unscrupulous developers, fooling only a low-quality community illusioned by greed. </text:p>
            <text:p text:style-name="P42"/>
            <text:p text:style-name="P42"><text:span text:style-name="T21">Results:</text:span> Minor speculative run, short flashes of hype punctuated by horizontal movements, until the development team eventually stumbles over itself and crashes the project.</text:p>
          </table:table-cell>
        </table:table-row>
        <table:table-row>
          <table:table-cell table:style-name="MatrixI.A2" office:value-type="string">
            <text:p text:style-name="P45">Level III: Altcoins </text:p>
            <text:p text:style-name="P42"/>
            <text:p text:style-name="P42"><text:span text:style-name="T21">Traits:</text:span> Established speculative tokens or coins with a strong history of use over a period of months or years, vetted code and publicly accountable developer teams, but often highly generic and ultimately transient. </text:p>
            <text:p text:style-name="P42"/>
            <text:p text:style-name="P42"><text:span text:style-name="T21">Results:</text:span> Make large claims to extend Bitcoin and blockchain towards new use-cases, but rarely succeeds in delivering in anything other than facilitating an ecosystem of scams.</text:p>
          </table:table-cell>
          <table:table-cell table:style-name="MatrixI.B2" office:value-type="string">
            <text:p text:style-name="P45">Level IV: Powercoins </text:p>
            <text:p text:style-name="P42"/>
            <text:p text:style-name="P42"><text:span text:style-name="T21">Traits:</text:span> Synthesis of the speculative nature of the memecoin and the fundamental basis of blockchain tech. No pretense of an “application” to interfere with its nature as Pure Finance - Powercoins are a perfect distillation of the essence of a self sustaining financial algorithm.</text:p>
            <text:p text:style-name="P42"/>
            <text:p text:style-name="P42"><text:span text:style-name="T21">Results:</text:span> Powerfuck money. The ultimate and eternal example being Bitcoin itself.</text:p>
          </table:table-cell>
        </table:table-row>
      </table:table>
      <text:p text:style-name="P25">Matrix. I: The Hierarchy of Coin²</text:p>
      <text:p text:style-name="P25"/>
      <text:p text:style-name="P14"><text:span text:style-name="T13">Here at Yayo Corp, we³</text:span><text:span text:style-name="T12"> </text:span><text:span text:style-name="T13">believe in the Ideal of Pure Finance and venerate unobstructed speculation. Cryptocurrency applications that drift away from its direct relationship lack robustness. There are new frontiers of finance being broken every day through the use of the smart contract as a creative medium, synthesizing entire markets from experimental code and generating limitless capital opportunities⁴. Here at Yayo Corp, we believe in the Powercoin.</text:span></text:p>
      <text:p text:style-name="P19"><text:soft-page-break/><draw:frame draw:style-name="fr1" draw:name="graphics4" text:anchor-type="as-char" svg:width="4.4374in" svg:height="2.6252in" draw:z-index="26"><draw:image xlink:href="https://lh5.googleusercontent.com/F29fCw5eF1UiYcxQlzuw-EVkWzr5LivvfKu1AuZ7RhEF7MHyfE3YRpwuvOwhntsWUigw9hH457fF73d0wn65gifQlt7bxqKTuFhm7AC9mY1s2EnsES9EoNcaUU-aNReIdHggsH4b" xlink:type="simple" xlink:show="embed" xlink:actuate="onLoad"/></draw:frame></text:p>
      <text:p text:style-name="P8">Fig. II: “Immense power hidden in unhesitant irreverence. Embrace it."</text:p>
      <text:p text:style-name="P8"/>
      <text:p text:style-name="P20"><text:span text:style-name="T19">3. Pure Finance</text:span><text:span text:style-name="T23">® </text:span><text:span text:style-name="T19">Tokenomics</text:span></text:p>
      <text:p text:style-name="P11">Hard Data</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43">Mechanism</text:p>
          </table:table-cell>
          <table:table-cell table:style-name="Table1.A1" office:value-type="string">
            <text:p text:style-name="P43">Numbers</text:p>
          </table:table-cell>
          <table:table-cell table:style-name="Table1.C1" office:value-type="string">
            <text:p text:style-name="P43">Editor's Note</text:p>
          </table:table-cell>
        </table:table-row>
        <table:table-row>
          <table:table-cell table:style-name="Table1.A2" office:value-type="string">
            <text:p text:style-name="P43">Fixed Supply</text:p>
          </table:table-cell>
          <table:table-cell table:style-name="Table1.A2" office:value-type="string">
            <text:p text:style-name="P43">69,000,000</text:p>
            <text:p text:style-name="P43"/>
          </table:table-cell>
          <table:table-cell table:style-name="Table1.C2" office:value-type="string">
            <text:p text:style-name="P44">Big numbers. But not too big¹. We keep things simple at Yayo Corp.</text:p>
          </table:table-cell>
        </table:table-row>
        <table:table-row>
          <table:table-cell table:style-name="Table1.A2" office:value-type="string">
            <text:p text:style-name="P43">Initial Burn (50%)</text:p>
          </table:table-cell>
          <table:table-cell table:style-name="Table1.A2" office:value-type="string">
            <text:p text:style-name="P43">34,500,000</text:p>
            <text:p text:style-name="P43"/>
          </table:table-cell>
          <table:table-cell table:style-name="Table1.C2" office:value-type="string">
            <text:p text:style-name="P44">Half of redistribution yields are burned by being sent to a dead wallet. Elegant, frictionless destruction of supply to increase value.</text:p>
          </table:table-cell>
        </table:table-row>
        <table:table-row>
          <table:table-cell table:style-name="Table1.A2" office:value-type="string">
            <text:p text:style-name="P43">Yield Tax</text:p>
          </table:table-cell>
          <table:table-cell table:style-name="Table1.A2" office:value-type="string">
            <text:p text:style-name="P43">2.5%</text:p>
            <text:p text:style-name="P43"/>
          </table:table-cell>
          <table:table-cell table:style-name="Table1.C2" office:value-type="string">
            <text:p text:style-name="P44">Distribution fees instantly awarded by the smart contract straight into your wallet. Earn simply by holding.</text:p>
          </table:table-cell>
        </table:table-row>
        <table:table-row>
          <table:table-cell table:style-name="Table1.A2" office:value-type="string">
            <text:p text:style-name="P43">Burn Tax</text:p>
          </table:table-cell>
          <table:table-cell table:style-name="Table1.A2" office:value-type="string">
            <text:p text:style-name="P43">2.5%</text:p>
            <text:p text:style-name="P43"/>
          </table:table-cell>
          <table:table-cell table:style-name="Table1.C2" office:value-type="string">
            <text:p text:style-name="P44">Half the redistribution goes to the burn wallet, lowerint the supply <text:s/>with every transaction. The coin value can only go up.</text:p>
          </table:table-cell>
        </table:table-row>
      </table:table>
      <text:p text:style-name="P8">Matrix. II: The Hard Data</text:p>
      <text:p text:style-name="P11">Commentary</text:p>
      <text:p text:style-name="P13">While the progenitor of the “memecoin” trend, DOGE², has a theoretically infinite supply and is therefore inherently inflationary³, the new dogcoins⁴ have been “deflationary,” with fixed initial supply and subsequent “burns” to lower total supply over time.</text:p>
      <text:p text:style-name="P13">YAYO’s tokenomics and codebase improves on this model in the following ways:</text:p>
      <text:list xml:id="list4826777588632969964" text:style-name="L3">
        <text:list-item>
          <text:p text:style-name="P100">By returning to the origins of the design, with a smart contract based directly off of Reflect Finance (RFI)⁵ - applying a redistribution tax on every transaction as an automatic yield, and sending 50% of the supply to an inaccessible “burn wallet” at launch, the simple redistribution mechanism elegantly doubles as a 50% burn.</text:p>
        </text:list-item>
        <text:list-item>
          <text:p text:style-name="P101">By porting the contract from Ethereum to the Polygon/Matic network, a Layer 2 network that boasts much lower gas fees and faster transaction speeds as an Ethereum sidechain intended for DeFi use. This rides the strong horse and provides a hedge against declining faith in Ethereum mainnet.</text:p>
        </text:list-item>
        <text:list-item>
          <text:p text:style-name="P101">By tweaking redistribution and burn rates to be more aggressive – 2.5% each – while maintaining a lower total supply, to achieve a psychological impression of steady and aggressive gains.</text:p>
        </text:list-item>
        <text:list-item>
          <text:p text:style-name="P102"><text:span text:style-name="T20">Through Powerful copywriting and the strategic recruitment of elite memetic powerhouses⁶, building a uniquely performative metaverse around the contract itself as an </text:span><text:soft-page-break/><text:span text:style-name="T20">expression of experimental financial playfulness⁷.</text:span></text:p>
        </text:list-item>
      </text:list>
      <text:p text:style-name="P24"/>
      <text:p text:style-name="P11">The Yin and Yang of Yayo</text:p>
      <text:p text:style-name="P10">When you buy? It Burns.</text:p>
      <text:p text:style-name="P10">When you sell? Investors Win⁸.</text:p>
      <text:p text:style-name="P10">Hold it for Life. An eternally vested fund by smart contract.</text:p>
      <text:p text:style-name="P4"/>
      <text:p text:style-name="P19"><draw:frame draw:style-name="fr1" draw:name="graphics5" text:anchor-type="as-char" svg:width="4.4374in" svg:height="2.6252in" draw:z-index="24"><draw:image xlink:href="https://lh5.googleusercontent.com/F29fCw5eF1UiYcxQlzuw-EVkWzr5LivvfKu1AuZ7RhEF7MHyfE3YRpwuvOwhntsWUigw9hH457fF73d0wn65gifQlt7bxqKTuFhm7AC9mY1s2EnsES9EoNcaUU-aNReIdHggsH4b" xlink:type="simple" xlink:show="embed" xlink:actuate="onLoad"/></draw:frame></text:p>
      <text:p text:style-name="P8">Fig. III: “Power of the Pump. Are you an iron bull?”</text:p>
      <text:p text:style-name="P8"/>
      <text:h text:style-name="P83" text:outline-level="3">4. Strategic Launch</text:h>
      <text:p text:style-name="P12">Trust-Building Exercises</text:p>
      <text:p text:style-name="P9">YAYO is securely launched onto the Matic Network with the industry-standard decentralized Unicrypt Launchpad¹. A managed presale as an ILO (Initial Liquidity Offering) is held through UniCrypt with 95% of sales delivered directly into a one year smart contract managed liquidity lock on QuickSwap²; the remaining 5% is retained in a transparent wallet³ for ILO fees, development funds and commissioning an immediate smart contract audit. Founder wallets are also smart contract locked on a one-year vesting schedule through UniCrypt⁴. The burn address is provably inaccessible with a public transfer of tokens viewable on the Ethereum blockchain⁵ – the same address Vitalik Buterin himself has used in the past⁶.</text:p>
      <text:p text:style-name="P9">Alongside trust-building exercises, our community of investors produce a built-in community accountability, making YAYO a major step forward in the “War on Rugs,” and the advent of a new era of trustworthy cryptocurrency investment infrastructure⁷.</text:p>
      <text:p text:style-name="P12">Transactional Loyalty Alliances</text:p>
      <text:p text:style-name="P9">The YAYO community is a Memetic Marketplace⁸ creating an asset beyond the conceptual bounds of the “memecoin.” Strategic unfairness is recognized as a powerful tool of targeted marketing and community building⁹, and so a series of progressively public airdrops are tactically employed at specific copywriting, cryptosphere and college fraternity influencer communities to seed the YAYO group with potent memetic power. A 10% airdrop wallet is set aside at start for these marketing campaigns. The philosophy is simple: target the best and get their Skin in the Game.</text:p>
      <text:p text:style-name="P5"/>
      <text:p text:style-name="P19"><text:soft-page-break/><draw:frame draw:style-name="fr1" draw:name="graphics6" text:anchor-type="as-char" svg:width="4.3957in" svg:height="3.4583in" draw:z-index="18"><draw:image xlink:href="https://lh4.googleusercontent.com/AR0bgMU9Lkjccmwv07mc1h_M5yEO3HA-WIZkJJZMk-Whlppo2zFpJkJ7iCex9F-qDqQ0qKEILDhxLYphvdQ1IdycW1EyWA254wJpUdz8JhIYPNdWJDVAcZB8z8Pr3sLWPqBGxEFI" xlink:type="simple" xlink:show="embed" xlink:actuate="onLoad"/></draw:frame></text:p>
      <text:p text:style-name="P8">Fig. IV: “God walks before our marketing soldiers: Ten Thousand blindfolded sales callers.”¹⁰</text:p>
      <text:p text:style-name="P4"/>
      <text:h text:style-name="P29" text:outline-level="2">5. Memetic Warfare and the War Room</text:h>
      <text:h text:style-name="P77" text:outline-level="2">Secure and encrypted network. Private conferences. Exclusive content. Biannual YAYO conventions and events. Welcome to the most convoluted sales funnel in existence. No matter what, the product gets pushed.</text:h>
      <text:p text:style-name="P23">The Iron Bull</text:p>
      <text:p text:style-name="P5"/>
      <text:p text:style-name="P22">The practice of Sales is nothing less than learning to create our own destiny. Your mistakes are in the past. Don’t relive them over and over. However, your successes are also in the past- don’t coast on the wins of yesterday. In the markets, as in life, every day is a new day.</text:p>
      <text:p text:style-name="P5"/>
      <text:p text:style-name="P22">If you were in a group of Ice Cream experts, and all you spoke about was making Ice Cream, you would learn a lot about making ice cream. It’s the same with money, and the generation of value through social leverage with marketing.</text:p>
      <text:p text:style-name="P6"/>
      <text:p text:style-name="P23">The War Room</text:p>
      <text:p text:style-name="P5"/>
      <text:p text:style-name="P22">Do you have bigger dreams and aspirations than the people around you?</text:p>
      <text:p text:style-name="P5"/>
      <text:p text:style-name="P22">The YAYO War Room is a vetted network of the most ambitious and successful investors and contributors to our community- for YAYO whales only. Specialized rooms inside the War Room give you access to a comprehensive education in Crypto and Deep Finance, as well as the secrets of YAYO we can not reveal to the public. If you are prepared to pursue your education and attack the goals we will set before you? If not you, then who? Value yourself as capable of anything, in any capacity. </text:p>
      <text:p text:style-name="P22"/>
      <text:p text:style-name="P105"><draw:frame draw:style-name="fr2" draw:name="graphics7" text:anchor-type="as-char" svg:y="-2.0374in" svg:width="2.6618in" svg:height="1.6764in" draw:z-index="22"><draw:image xlink:href="https://lh3.googleusercontent.com/8u9p7L9AqYFuHgithUo2943L6-vVMsFsJZtkMc9NAckt4X_l1ZxbPZWxit3WtEPpmIMe00k9JGx9tGXTnpLz89B-vxqevXqXjdTN4vsPcYfbiBDI-WiK4r7gIpZBkZW9waRhtSdQ" xlink:type="simple" xlink:show="embed" xlink:actuate="onLoad"/></draw:frame></text:p>
      <text:p text:style-name="P106">Fig. V: “The Old Masters did the legwork here. I’m just a simple spirit seeker learning about DeFi, Wifi Money, Wealth, and Freedom.”¹</text:p>
      <text:p text:style-name="P4"/>
      <text:h text:style-name="P78" text:outline-level="2">6. The Road Forward</text:h>
      <text:p text:style-name="P36">Study the milestones, straight from the Board of Investors:</text:p>
      <table:table table:name="Table2" table:style-name="Table2">
        <table:table-column table:style-name="Table2.A"/>
        <table:table-column table:style-name="Table2.B"/>
        <table:table-row>
          <table:table-cell table:style-name="Table2.A1" office:value-type="string">
            <text:p text:style-name="P45">Q1: Immediate</text:p>
            <text:list xml:id="list1327624100060400010" text:style-name="L4">
              <text:list-item>
                <text:p text:style-name="P55">Live launch</text:p>
              </text:list-item>
              <text:list-item>
                <text:p text:style-name="P55">Primary DEX listing</text:p>
              </text:list-item>
              <text:list-item>
                <text:p text:style-name="P55">Viral Public Airdrop</text:p>
              </text:list-item>
              <text:list-item>
                <text:p text:style-name="P55">Initiate Mass Memetic Marketing</text:p>
              </text:list-item>
              <text:list-item>
                <text:p text:style-name="P55">Achieve $300K in Liquidity Locker </text:p>
              </text:list-item>
              <text:list-item>
                <text:p text:style-name="P55">Achieve $1 Price valuation</text:p>
              </text:list-item>
            </text:list>
          </table:table-cell>
          <table:table-cell table:style-name="Table2.B1" office:value-type="string">
            <text:p text:style-name="P45">Q2: Next Moves</text:p>
            <text:list xml:id="list4979382675296198318" text:style-name="L5">
              <text:list-item>
                <text:p text:style-name="P56">Smart contract audit</text:p>
              </text:list-item>
              <text:list-item>
                <text:p text:style-name="P56">Universal DEX listings</text:p>
              </text:list-item>
              <text:list-item>
                <text:p text:style-name="P56">Integrate with Polygon/Matic’s Dapp Ecosystem</text:p>
              </text:list-item>
              <text:list-item>
                <text:p text:style-name="P56">Launch The Iron Bull Memo</text:p>
              </text:list-item>
              <text:list-item>
                <text:p text:style-name="P56">Launch the 0.0001% War Room</text:p>
              </text:list-item>
              <text:list-item>
                <text:p text:style-name="P56">Achieve Market Cap target: $10MM</text:p>
              </text:list-item>
              <text:list-item>
                <text:p text:style-name="P56">Achieve $3 Price valuation</text:p>
              </text:list-item>
            </text:list>
          </table:table-cell>
        </table:table-row>
        <table:table-row>
          <table:table-cell table:style-name="Table2.A2" office:value-type="string">
            <text:p text:style-name="P45">Q3: Near-Future</text:p>
            <text:list xml:id="list20179255652653245" text:style-name="L6">
              <text:list-item>
                <text:p text:style-name="P57">NFT-based Merch Shop</text:p>
              </text:list-item>
              <text:list-item>
                <text:p text:style-name="P57">Pit Viper x YAYO Collab</text:p>
              </text:list-item>
              <text:list-item>
                <text:p text:style-name="P57">Achieve Market Cap Target: $100MM</text:p>
              </text:list-item>
              <text:list-item>
                <text:p text:style-name="P57">Achieve $15 Price valuation</text:p>
              </text:list-item>
            </text:list>
          </table:table-cell>
          <table:table-cell table:style-name="Table2.B2" office:value-type="string">
            <text:p text:style-name="P45">Q4: The Future</text:p>
            <text:list xml:id="list5260932446071959604" text:style-name="L7">
              <text:list-item>
                <text:p text:style-name="P58">Miami Beach Yayo Convention</text:p>
              </text:list-item>
              <text:list-item>
                <text:p text:style-name="P58">$YOYO and $YEYE Minigame Coins</text:p>
              </text:list-item>
              <text:list-item>
                <text:p text:style-name="P58">Achieve Market Cap Target: $1 Billion</text:p>
              </text:list-item>
              <text:list-item>
                <text:p text:style-name="P58">Achieve $50 Price Valuation</text:p>
              </text:list-item>
            </text:list>
          </table:table-cell>
        </table:table-row>
      </table:table>
      <text:p text:style-name="P8">Matrix III. The Board of Investor’s Target Milestones</text:p>
      <text:p text:style-name="P5"/>
      <text:p text:style-name="P19"><draw:frame draw:style-name="fr1" draw:name="graphics8" text:anchor-type="as-char" svg:width="4.4374in" svg:height="2.6252in" draw:z-index="16"><draw:image xlink:href="https://lh5.googleusercontent.com/F29fCw5eF1UiYcxQlzuw-EVkWzr5LivvfKu1AuZ7RhEF7MHyfE3YRpwuvOwhntsWUigw9hH457fF73d0wn65gifQlt7bxqKTuFhm7AC9mY1s2EnsES9EoNcaUU-aNReIdHggsH4b" xlink:type="simple" xlink:show="embed" xlink:actuate="onLoad"/></draw:frame></text:p>
      <text:p text:style-name="P8">Fig. VI: “Farewell, the lingering affliction of my spring! Summer have I become entirely, and summer noontide!”</text:p>
      <text:p text:style-name="P8"/>
      <text:h text:style-name="P79" text:outline-level="2">7. Any Questions?</text:h>
      <text:p text:style-name="P11">Q: Who’s the team behind Yayo Corp?</text:p>
      <text:list xml:id="list2687950888000468520" text:style-name="L8">
        <text:list-item>
          <text:p text:style-name="P108">Reynold Johnson. CEO &amp; President of Power Business</text:p>
        </text:list-item>
        <text:list-item>
          <text:p text:style-name="P108">John Lemaire. COO &amp; President of Planetary Sales</text:p>
        </text:list-item>
        <text:list-item>
          <text:p text:style-name="P108">Alan Marant. CTO &amp; President of The Network</text:p>
        </text:list-item>
      </text:list>
      <text:list xml:id="list6305073497983814335" text:style-name="L9">
        <text:list-item>
          <text:p text:style-name="P109">And, our formidable army of Consultants.</text:p>
        </text:list-item>
      </text:list>
      <text:p text:style-name="P11">Q: Why “Yayo”?</text:p>
      <text:p text:style-name="P10">Cocaine is biological capitalism, the purest expression of consumption-reward cycle, and the progenitor of industrious abundance. We perform a conscious invocation of its functional-aesthetic energy in an embodiment ritual towards immense Market Power. Do you get it now?</text:p>
      <text:p text:style-name="P11">Q: Price target?</text:p>
      <text:p text:style-name="P10">The Team must keep all energy focused on the One Billion Dollar Market Cap. We will surpass the global cocaine market and cause a metaphorical-material displacement, reversing the CIA supply chain and thereby channeling the GDP of a small country onto our Balance Sheets. Believe in The Mission.</text:p>
      <text:p text:style-name="P17"><text:span text:style-name="T6">Q: </text:span><text:span text:style-name="T6">What are Yayo Corp’s company values?</text:span></text:p>
      <text:list xml:id="list4624822833491603715" text:style-name="L10">
        <text:list-item>
          <text:p text:style-name="P94">One Million Powerfuck Dollars</text:p>
        </text:list-item>
        <text:list-item>
          <text:p text:style-name="P110">Unlimited Resources = Infinity Money</text:p>
        </text:list-item>
        <text:list-item>
          <text:p text:style-name="P110">Brand Philosophy: Aggression.</text:p>
        </text:list-item>
      </text:list>
      <text:p text:style-name="P11">Q: Do you plan to give anything back to charity?</text:p>
      <text:p text:style-name="P10">Here at Yayo Corp, we have no hesitation making a Mega Million or two, because we deserve it: better us than the rest.</text:p>
      <text:p text:style-name="P12">Q: Why launch now? The market just crashed!</text:p>
      <text:p text:style-name="P16">When the market zigs? You zag. Fortunes aren't made in the pump, they're made in positioning yourself between them. Blood in the streets means there's blood for the taking. If you don't want it, I'll eat it right off your plate, Buddy. If you don't have what it takes to grab this Bull by the horns? Get out of my office.</text:p>
      <text:p text:style-name="P11">Q: How do you respond to The Allegations?</text:p>
      <text:p text:style-name="P10">Here at Yayo Corp, we outsource morality to Legal. No further questions at this time.</text:p>
      <text:p text:style-name="P4"><text:soft-page-break/></text:p>
      <text:p text:style-name="P4"/>
      <text:h text:style-name="P28" text:outline-level="2"/>
      <text:h text:style-name="P28" text:outline-level="2"/>
      <text:h text:style-name="P28" text:outline-level="2"/>
      <text:h text:style-name="P28" text:outline-level="2"><draw:frame draw:style-name="fr1" draw:name="graphics9" text:anchor-type="as-char" svg:width="2.1457in" svg:height="2.1665in" draw:z-index="14"><draw:image xlink:href="https://lh4.googleusercontent.com/sagjmFjDHVcwHuvOw4I5re2_CrbIDGEcK5T3fIqVU6ATo3etLiQ3IWHTQQc34BSG2AsiI_wvS7qArKOhNMQlMSINzXg1ZnK0wR2zobv5usNjUIFAb1SnlDK689WVhSvbY36sUldo" xlink:type="simple" xlink:show="embed" xlink:actuate="onLoad"/></draw:frame></text:h>
      <text:p text:style-name="P5"/>
      <text:h text:style-name="P27" text:outline-level="2"/>
      <text:h text:style-name="P29" text:outline-level="2">Appendix A: Endnotes &amp; Bibliography</text:h>
      <text:p text:style-name="P26">Endnotes</text:p>
      <text:p text:style-name="P32">Section 0: Abstract</text:p>
      <text:p text:style-name="P32"/>
      <text:list xml:id="list7897620126244702825" text:style-name="L11">
        <text:list-item>
          <text:list>
            <text:list-item>
              <text:p text:style-name="P46">Ethereum Documentation, Advanced, Standards, Token Standards, ERC-20: Fungible Tokens</text:p>
            </text:list-item>
            <text:list-item>
              <text:p text:style-name="P63">The PowerCoin Formula, 2016. i, 12-21.</text:p>
            </text:list-item>
            <text:list-item>
              <text:p text:style-name="P63">The Matic Litepaper</text:p>
            </text:list-item>
            <text:list-item>
              <text:p text:style-name="P63">Johnson, ii, 74-79.</text:p>
            </text:list-item>
            <text:list-item>
              <text:p text:style-name="P63">Matic. Ibid.</text:p>
            </text:list-item>
            <text:list-item>
              <text:p text:style-name="P63">Matic. Ibid.</text:p>
            </text:list-item>
            <text:list-item>
              <text:p text:style-name="P63">Johnson, iii, 121-122.</text:p>
            </text:list-item>
            <text:list-item>
              <text:p text:style-name="P63">Johnson, iii, 121-122.</text:p>
            </text:list-item>
            <text:list-item>
              <text:p text:style-name="P63">Johnson, iii, 123-123.</text:p>
            </text:list-item>
            <text:list-item>
              <text:p text:style-name="P63">Johnson, iii, 123-124.</text:p>
            </text:list-item>
            <text:list-item>
              <text:p text:style-name="P63">Johnson, iii, 125-127.</text:p>
            </text:list-item>
            <text:list-item>
              <text:p text:style-name="P63">Johnson, iii, 126-127.</text:p>
            </text:list-item>
            <text:list-item>
              <text:p text:style-name="P63">Lemaire, John. Protocols of Engagement: The Secret Rules of Sales-Terrorism, 2014. iv, 122-155.</text:p>
            </text:list-item>
            <text:list-item>
              <text:p text:style-name="P63">Johnson, iii, 125-127.</text:p>
            </text:list-item>
            <text:list-item>
              <text:p text:style-name="P63">Johnson, iii, 126-127.</text:p>
            </text:list-item>
            <text:list-item>
              <text:p text:style-name="P63">Lemaire, John. Protocols of Engagement: The Secret Rules of Sales-Terrorism, 2014. iv, 122-155.</text:p>
            </text:list-item>
          </text:list>
        </text:list-item>
      </text:list>
      <text:p text:style-name="P37"/>
      <text:p text:style-name="P32">Section 1: Background</text:p>
      <text:p text:style-name="P47"/>
      <text:list xml:id="list6972590139945117392" text:style-name="L12">
        <text:list-item>
          <text:list>
            <text:list-item>
              <text:p text:style-name="P48">Consultant's Note: Atrocities written in token black, scathing scapes of the bereaved mempool scraping the duly trader of their shill-begotten gains, the marketplace doused in odious gasoline, set alight from the shit that now has become too expensive to be lackadaisically thrown, a tremendous weight pulled by whales refusing to ever be beached again if not for a violently passionate change to the Game.</text:p>
            </text:list-item>
            <text:list-item>
              <text:p text:style-name="P48">Consultant's Note: Not to mention the swashbuckling harassments of miner frontrunning, producing unexplained failed transactions to swallow up the exorbitant fees like a broken vending machine. </text:p>
            </text:list-item>
            <text:list-item>
              <text:p text:style-name="P48">Editor's Note: Frontrunning, huh? The “reverse” Robin Hood. </text:p>
            </text:list-item>
            <text:list-item>
              <text:p text:style-name="P48">Consultant’s Note: but not those who Knew! </text:p>
            </text:list-item>
            <text:list-item>
              <text:p text:style-name="P48"/>
            </text:list-item>
            <text:list-item>
              <text:p text:style-name="P48">Consultant’s Note: A deflationary memecoin subtype, not to be confused with Dogecoin (inflationary). See: 3.b Commentary </text:p>
            </text:list-item>
            <text:list-item>
              <text:p text:style-name="P48"/>
            </text:list-item>
            <text:list-item>
              <text:p text:style-name="P48">https://cryptoticker.io/en/vitalik-crashes-dog-tokens-shiba-inu-akita-inu/ </text:p>
            </text:list-item>
            <text:list-item>
              <text:p text:style-name="P48">Consultant’s Note: At the time of writing, it is yet unknown to us --but improbably unlikely to his orchestrants-- whether Vitalik has or will assume agency over the null address which has since cryptotime immemorial (2015 to 2017?) served as condemnation grounds rife with austere for the tokens that he in recent times (of writing) too has conflagrated into its profaned depths; time will most certainly tell what pernicious acts of philanthropy of his making will plague the globe furthermore. </text:p>
            </text:list-item>
            <text:list-item>
              <text:p text:style-name="P48"/>
            </text:list-item>
            <text:list-item>
              <text:p text:style-name="P48"/>
            </text:list-item>
            <text:list-item>
              <text:p text:style-name="P48"><text:soft-page-break/>See: 2. Theory of the PowerCoin.</text:p>
            </text:list-item>
          </text:list>
        </text:list-item>
      </text:list>
      <text:list xml:id="list2266906317282883585" text:style-name="L13">
        <text:list-header>
          <text:p text:style-name="P52"/>
        </text:list-header>
      </text:list>
      <text:p text:style-name="P54"/>
      <text:p text:style-name="P54"/>
      <text:list xml:id="list33244010" text:continue-numbering="true" text:style-name="L13">
        <text:list-header>
          <text:p text:style-name="P53">Section 2: Theory of the PowerCoin</text:p>
          <text:list>
            <text:list-item>
              <text:p text:style-name="P87">Belfort, Jordan. Stratton Oakmont, Inc.: In-House Training Guide. 1989</text:p>
            </text:list-item>
            <text:list-item>
              <text:p text:style-name="P89">Crypto-Current: Bitcoin and Philosophy Nick Land. 2018</text:p>
            </text:list-item>
            <text:list-item>
              <text:p text:style-name="P49">Editor's Note: Every 'we' in this document denotes equal level of decentralization and independent operation on a spiritual level as the token itself. We, in this sense, are cohesive not only due to a rightfully pervasive state of mind, but see unlocking of the will as an use-case of eternally inscribed but hitherto locked knowledge of man as a net gain over an ever sprawling sphere of unrealized assets, upon we settle imposition of a defining paradigm enclosed within our token-economics. Whilst we already wield illustrious mastery, additionally note that aforementioned precludes parsing as financial advice.</text:p>
            </text:list-item>
            <text:list-item>
              <text:p text:style-name="P49">Jackson, Remilia. Art of the Speculative Convolution Matrices. 2021. Unpublished</text:p>
            </text:list-item>
          </text:list>
        </text:list-header>
      </text:list>
      <text:p text:style-name="P47"/>
      <text:p text:style-name="Standard"><text:span text:style-name="T16"><text:tab/></text:span><text:span text:style-name="T17">Section 3: </text:span><text:span text:style-name="T11">Pure Finance</text:span><text:span text:style-name="T18">® </text:span><text:span text:style-name="T11">Tokenomics</text:span></text:p>
      <text:p text:style-name="P51"/>
      <text:list xml:id="list4014492991406296754" text:style-name="L14">
        <text:list-item>
          <text:list>
            <text:list-item>
              <text:p text:style-name="P59">Emergence within DeFi, Decentralized, Deflationary Tokenized Assets (DDDTA) of large numbers led to what within a span of mere days has become known as Huge Number Analysis (HNA). Customary approaches of HNA feature scientific notation, going well in the e-10s of Platitudinary Bullish Discourse (PBT) when DDDTAs launch with trillions, if not quadrillions of total supply. As such, PBT has exhausted itself with HNA as one has to read back to numerous zeros in FIAT to ascertain the worth of an unitary DDDTA. This phenomenon is described as Lack of Figure Arousal (LFA).</text:p>
            </text:list-item>
            <text:list-item>
              <text:p text:style-name="P59">DOGE coin Paper</text:p>
            </text:list-item>
            <text:list-item>
              <text:p text:style-name="P50">Consultant’s Note: Although DOGE might, within the common mind, be seen as increasing with inflationary rates bearing semblance to FIAT, thus inheriting a plenitude of widely-used economics that drive the real world, nothing could be further from the truth. The truth in question sees reducing rates of inflation which, if analogous adoption to FIAT becomes circumstance, will lead to a net deflationary rate with somehow continued increasing total supply, a phenomenon which is so puzzling that it goes beyond the scope of this document.</text:p>
            </text:list-item>
            <text:list-item>
              <text:p text:style-name="P65">See: Footnote 18.</text:p>
            </text:list-item>
            <text:list-item>
              <text:p text:style-name="P65">RFI Finance Paper</text:p>
            </text:list-item>
            <text:list-item>
              <text:p text:style-name="P66">Editor's Note: Enclosed within this document alone are many memetic guideposts that purposefully conceal with little effort their potential as cornerstones of a fortuitous success strategy. Allow us to demonstrate: right here is the sole instance where 'NGMI' is verbally uttered. And truly, written in all honesty, we could not give you its meaning, even if we wanted to ---And why would we? We are laughing.</text:p>
            </text:list-item>
            <text:list-item>
              <text:p text:style-name="P66">Jackson, Remilia. Ibid.</text:p>
            </text:list-item>
            <text:list-item>
              <text:p text:style-name="P68">Consultant’s Note: You are not alone. Every step you take is part of the toiling trudge towards financial independence. Some say that the way is paved with obstructions; yet, if there was an accepted 'way' to speak of, it being neatly paved in a way (do not start a semantic argument over this verbiage) specifically to hinder you notwithstanding, it would NEVER serve as a path of your own. Remember this.</text:p>
            </text:list-item>
          </text:list>
        </text:list-item>
      </text:list>
      <text:p text:style-name="P67"/>
      <text:p text:style-name="P39"><text:span text:style-name="T2"><text:tab/></text:span><text:span text:style-name="T1">Section 4: Strategic Launch.</text:span></text:p>
      <text:p text:style-name="P70"/>
      <text:list xml:id="list6680814211216179165" text:style-name="L15">
        <text:list-item>
          <text:p text:style-name="P64"><text:span text:style-name="T3">Editor's Note: YAYO’s launch counters current trends for a democraticized “fair” launch that avoids founder’s shares, pre-sale or community airdrops, because we recognize it is a disingenuous pretense that obfuscates vested interests and introduces actual rug pulling risk -- </text:span><text:soft-page-break/><text:span text:style-name="T3">the founders and early community simply buy-in immediately at start in lieu of a formal “pre-sale”, leading to the same large, low-cost stacks but now spread across many wallets without transparency. The “unfairness” of a smart contract managed pre-sale sent directly into a liquidity locker and smart contract managed founder’s wallet locked to a vesting schedule is obviously more transparent and secure. Strategic “unfairness” is also a useful tool in marketing - see: Transactional Loyalty Alliances</text:span></text:p>
        </text:list-item>
        <text:list-item>
          <text:p text:style-name="P69">Liquidity Locker will automatically go live following the completion of the UniCrypt Pre-Sale.</text:p>
        </text:list-item>
        <text:list-item>
          <text:p text:style-name="P69">Development Wallet: </text:p>
        </text:list-item>
        <text:list-item>
          <text:p text:style-name="P69">Vesting locker: <text:a xlink:type="simple" xlink:href="https://app.unicrypt.network/amm/quickswap-v1/token/0xf7058856f405542cd660e8ce4751248F2d037f2B" text:style-name="Internet_20_link" text:visited-style-name="Visited_20_Internet_20_Link">https://app.unicrypt.network/amm/quickswap-v1/token/0xf7058856f405542cd660e8ce4751248F2d037f2B</text:a></text:p>
        </text:list-item>
      </text:list>
      <text:p text:style-name="P67"/>
      <text:p text:style-name="P67"><text:tab/><text:tab/>Vesting Schedule:</text:p>
      <text:p text:style-name="P6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0">Quantity</text:p>
          </table:table-cell>
          <table:table-cell table:style-name="Table5.A1" office:value-type="string">
            <text:p text:style-name="P60">Emission Start</text:p>
          </table:table-cell>
          <table:table-cell table:style-name="Table5.A1" office:value-type="string">
            <text:p text:style-name="P60">Emission End</text:p>
          </table:table-cell>
          <table:table-cell table:style-name="Table5.D1" office:value-type="string">
            <text:p text:style-name="P60">Daily Draw</text:p>
          </table:table-cell>
        </table:table-row>
        <table:table-row>
          <table:table-cell table:style-name="Table5.A2" office:value-type="string">
            <text:p text:style-name="P60">2070000 YAYO</text:p>
          </table:table-cell>
          <table:table-cell table:style-name="Table5.A2" office:value-type="string">
            <text:p text:style-name="P60">May 29<text:span text:style-name="T24">th</text:span>, 2021 12 PM PST</text:p>
          </table:table-cell>
          <table:table-cell table:style-name="Table5.A2" office:value-type="string">
            <text:p text:style-name="P60">May 28<text:span text:style-name="T24">th</text:span>, 2022, 12 PM PST</text:p>
          </table:table-cell>
          <table:table-cell table:style-name="Table5.D2" office:value-type="string">
            <text:p text:style-name="P60">5427.06 YAYO</text:p>
          </table:table-cell>
        </table:table-row>
      </table:table>
      <text:p text:style-name="P67"/>
      <text:p text:style-name="P67"><text:tab/><text:tab/>The same Schedule is being followed by each of the three founders:</text:p>
      <text:p text:style-name="P62"><text:tab/><text:tab/> </text:p>
      <table:table table:name="Table4" table:style-name="Table4">
        <table:table-column table:style-name="Table4.A"/>
        <table:table-column table:style-name="Table4.B"/>
        <table:table-row>
          <table:table-cell table:style-name="Table4.A1" office:value-type="string">
            <text:p text:style-name="P60">Founder</text:p>
          </table:table-cell>
          <table:table-cell table:style-name="Table4.B1" office:value-type="string">
            <text:p text:style-name="P60">Wallet Address</text:p>
          </table:table-cell>
        </table:table-row>
        <table:table-row>
          <table:table-cell table:style-name="Table4.A2" office:value-type="string">
            <text:p text:style-name="P60">Reynold Johnson</text:p>
          </table:table-cell>
          <table:table-cell table:style-name="Table4.B2" office:value-type="string">
            <text:p text:style-name="P60">0xFe16436e16EaBdB9D519Af0EEEBA784c9295D4ec</text:p>
          </table:table-cell>
        </table:table-row>
        <table:table-row>
          <table:table-cell table:style-name="Table4.A2" office:value-type="string">
            <text:p text:style-name="P60">John Lemaire</text:p>
          </table:table-cell>
          <table:table-cell table:style-name="Table4.B2" office:value-type="string">
            <text:p text:style-name="P60">0x143CcF61de46C3FF1B108F7a4ED08930D764dffe</text:p>
          </table:table-cell>
        </table:table-row>
        <table:table-row>
          <table:table-cell table:style-name="Table4.A2" office:value-type="string">
            <text:p text:style-name="P60">Alan Marant</text:p>
          </table:table-cell>
          <table:table-cell table:style-name="Table4.B2" office:value-type="string">
            <text:p text:style-name="P60">0x5329657E933f6D9b2659a59017Db40c2b6a8D103</text:p>
          </table:table-cell>
        </table:table-row>
      </table:table>
      <text:p text:style-name="P62"><text:tab/></text:p>
      <text:list xml:id="list33244616" text:continue-numbering="true" text:style-name="L15">
        <text:list-item>
          <text:p text:style-name="P71"><text:span text:style-name="T4">Burn address transaction: </text:span><text:a xlink:type="simple" xlink:href="https://t.co/asILhakS1h?amp=1" office:target-frame-name="_blank" xlink:show="new" text:style-name="Internet_20_link" text:visited-style-name="Visited_20_Internet_20_Link">https://</text:a><text:a xlink:type="simple" xlink:href="http://explorer-mainnet.maticvigil.com/tx/0x9f8eb6a69" office:target-frame-name="_blank" xlink:show="new" text:style-name="Internet_20_link" text:visited-style-name="Visited_20_Internet_20_Link">explorer-mainnet.maticvigil.com/tx/0x9f8eb6a69</text:a><text:a xlink:type="simple" xlink:href="https://t.co/asILhakS1h?amp=1" office:target-frame-name="_blank" xlink:show="new" text:style-name="Internet_20_link" text:visited-style-name="Visited_20_Internet_20_Link">2d099fcfcdb62c426c5f7202976b5410af16584afee10b3d5fef50d/token-transfers</text:a> </text:p>
        </text:list-item>
        <text:list-item>
          <text:p text:style-name="P69">Vitalik Using the Burn address:</text:p>
        </text:list-item>
        <text:list-item>
          <text:p text:style-name="P64">Land, N. Crypto-Current: Bitcoin and Philosophy, version 1.0, October 31, 2018</text:p>
        </text:list-item>
        <text:list-item>
          <text:p text:style-name="P64">De, Landa M. A Thousand Years of Nonlinear History. New York: Zone Books, 2019. Print.</text:p>
        </text:list-item>
        <text:list-item>
          <text:p text:style-name="P64">Lemaire, ibid.</text:p>
        </text:list-item>
        <text:list-item>
          <text:p text:style-name="P64">Lemaire, ibid.</text:p>
        </text:list-item>
      </text:list>
      <text:p text:style-name="P38"/>
      <text:p text:style-name="P40"><text:tab/><text:span text:style-name="T21">Section 5: Memetic Warfare and the War Room</text:span></text:p>
      <text:p text:style-name="P41"/>
      <text:list xml:id="list2699303487633894351" text:style-name="L16">
        <text:list-item>
          <text:p text:style-name="P74">Anonymous Telegram user.</text:p>
        </text:list-item>
      </text:list>
      <text:p text:style-name="P40"/>
      <text:p text:style-name="P40"><text:tab/><text:span text:style-name="T21">Section 6: Memetic Warfare and the War Room</text:span></text:p>
      <text:p text:style-name="P41"/>
      <text:list xml:id="list33242872" text:continue-list="list2699303487633894351" text:style-name="L16">
        <text:list-item text:start-value="1">
          <text:p text:style-name="P74">Editor’s note: We call these “Time-horizons” at HQ.</text:p>
        </text:list-item>
      </text:list>
      <text:p text:style-name="P40"/>
      <text:p text:style-name="P41"><text:tab/>Section 7: Any Questions</text:p>
      <text:p text:style-name="P41"/>
      <text:list xml:id="list33220611" text:continue-list="list33242872" text:style-name="L16">
        <text:list-item text:start-value="1">
          <text:p text:style-name="P73">Consultant's Note: The charity trend in the "shitcoin" cryptosphere is a conspicuous expression of abundance anxiety – a cope over riches they feel are undeserved, conflicted because they can’t bring themselves to actually give up more than a nominal amount. Think about it.</text:p>
        </text:list-item>
        <text:list-item>
          <text:p text:style-name="P74">Editor’s Note: Not true. I donate $COCK to women’s groups every month.</text:p>
        </text:list-item>
      </text:list>
      <text:p text:style-name="P12"/>
      <text:p text:style-name="P12"><text:soft-page-break/>Bibliography</text:p>
      <text:p text:style-name="P31"/>
      <text:p text:style-name="P31">Belfort, Jordan. Stratton Oakmont, Inc.: In-House Training Guide. Print.</text:p>
      <text:p text:style-name="P31">Mabry, Rodney H, and Holley H. Ulbrich. Introduction to Economic Principles. New York: McGraw-Hill, 1989. Print.</text:p>
      <text:p text:style-name="P31">Nakamoto, Satoshi. Bitcoin: A Peer-to-Peer Electronic Cash System. Electronic.</text:p>
      <text:p text:style-name="P31">Marx, Karl, and Karl Marx. Grundrisse: Foundations of the Critique of Political Economy, 1981. Print.</text:p>
      <text:p text:style-name="P31">Land, N. Crypto-Current: Bitcoin and Philosophy, version 1.0, October 31, 2018</text:p>
      <text:p text:style-name="P31">Cellarius, pseud, and Charles Darwin. Darwin Among the Machines, Etc. [signed: Cellarius], Christchurch, N.Z., 1863. Print.</text:p>
      <text:p text:style-name="P31">Butler, Samuel. The Book of the Machines. Feltham: Quarto Press, 1975. Print.</text:p>
      <text:p text:style-name="P31">Garrett, Garet. Ouroboros: Or, the Mechanical Extension of Mankind. London: Kegan Paul, Trench, Trubner, 1926. Print.</text:p>
      <text:p text:style-name="P31">Klages, Ludwig, and Joseph D. Pryce. The Biocentric Worldview. , 2013. Print.</text:p>
      <text:p text:style-name="P31">Spengler, Oswald. Man and Technics, Etc. Alfred A. Knopf: New York; George Allen &amp; Unwin: London, 1963. Print.</text:p>
      <text:p text:style-name="P31">Bush, Vannevar. As We May Think. , 1945. Print.</text:p>
      <text:p text:style-name="P31">Bush, Vannevar, James M. Nyce, and Paul Kahn. From Memex to Hypertext: Vannevar Bush and the Mind's Machine. Boston: Academic Press, 1991. Print.</text:p>
      <text:p text:style-name="P31">Yockey, Francis P. Imperium. Sausalito, Calif: Noontide Press, 1963. Print.</text:p>
      <text:p text:style-name="P31">Ulman, Amalia, The Destruction of Experience, Evelyn Yard, London. 2014. </text:p>
      <text:p text:style-name="P31">Cioran, E M. The Fall into Time. Chicago: Quadrangle Books, 1970. Internet resource.</text:p>
      <text:p text:style-name="P31">Lyotard, J. The Libidinal Economy. Los Angeles, Calif.: Cassandra Press, 2019. Print.</text:p>
      <text:p text:style-name="P31">Parfrey, Adam, and F Dom. Apocalypse Culture. Rosières-en-Haye: Camion blanc, 2009. Print.</text:p>
      <text:p text:style-name="P31">De, Landa M. A Thousand Years of Nonlinear History. New York: Zone Books, 2019. Print.</text:p>
      <text:p text:style-name="P31">Tiqqun, , and Robert Hurley. The Cybernetic Hypothesis. Cambridge: Semiotexte/Smart Art, 2020. Internet resource.</text:p>
      <text:p text:style-name="P31">Linkola, Pentti. Can Life Prevail?: A Revolutionary Approach to the Environmental Crisis. London?: Arktos, 2011. Print.</text:p>
      <text:p text:style-name="P31">Cyclonopedia, R. Negarestani</text:p>
      <text:p text:style-name="P31">Crypto-Current: Bitcoin and Philosophy Nick Land</text:p>
      <text:p text:style-name="P31">Negarestani, Reza. Cyclonopedia: Complicity with Anonymous Materials. Melbourne: Re.press, 2008. Print.</text:p>
      <text:p text:style-name="P31">Lerner, David. Psychological Warfare against Nazi Germany: The Sykewar Campaign, D-Day to Ve-Day. Cambridge, Massachusetts: M.I.T. Press, 1971. Print.</text:p>
      <text:p text:style-name="P31">Shakespeare, William. The Complete Works of William Shakespeare. Chicago, 1997. Print.</text:p>
      <text:p text:style-name="P31">World Opium Supply Reports, the UN Global Development Library, 2001-2003</text:p>
      <text:p text:style-name="P31">Lemaire, John. Protocols of Engagement: The Secret Rules of Sales-Terrorism. Cambridge, Massachusetts: M.I.T. Press, 2014. Print.</text:p>
      <text:p text:style-name="P31">Benjamin, Walter. The Work of Art in the Age of Mechanical Reproduction. Cambridge, Massachusetts. Harvard University Press, 1935. Print.</text:p>
      <text:p text:style-name="P31">The World Bank Since Bretton Woods</text:p>
      <text:p text:style-name="P31">I. J. Good, Speculations Concerning the First Ultraintelligent Machine </text:p>
      <text:p text:style-name="P31">A. Sandberg, The Physics of Information Processing Superobjects: Daily Life Among the Jupiter Brains </text:p>
      <text:p text:style-name="P31"><text:soft-page-break/>W. Unruh, Art of Memetics: Magic of Applying Memetics, Marketing, Masterminding </text:p>
      <text:p text:style-name="P31">C. Edward, Virtual Worlds: A First-hand Account of Market and Society on the Cyberian Frontier</text:p>
      <text:p text:style-name="P31">Ouroboros or the Mechanical Extension of Mankind, G. Garrett</text:p>
      <text:p text:style-name="P31">Biocentric Worldview, L. Klages </text:p>
      <text:p text:style-name="P31">Man and Technics, O. Spengler</text:p>
      <text:p text:style-name="P31">Postscript on Control Societies, G. Deleuze</text:p>
      <text:h text:style-name="P81" text:outline-level="2"/>
      <text:h text:style-name="P79" text:outline-level="2">Appendix B: Branding Guidelines</text:h>
      <text:p text:style-name="P112">To be Provided.</text:p>
      <text:h text:style-name="P80" text:outline-level="2">Appendix C: “The Winners Manifesto”</text:h>
      <text:p text:style-name="P113"><draw:frame draw:style-name="fr3" draw:name="graphics10" text:anchor-type="as-char" svg:width="5.6in" svg:height="6.9929in" draw:z-index="10"><draw:image xlink:href="https://lh6.googleusercontent.com/XvaugiPxQ0MFSZQwM9qsttuV2AuOamQR8S6yCIe5NM0ikAMnFnQC4IRoCZaNeaVa7dR17Gq-NgYtSt14Xz_swQ7Wyv33qrreeUSCig7W7MvQ5eFb7y1M9NtAlfT6cxBM9yvSMS3K" xlink:type="simple" xlink:show="embed" xlink:actuate="onLoad"/></draw:frame></text:p>
      <text:p text:style-name="P113"/>
      <text:h text:style-name="P80" text:outline-level="2">Appendix D: How to Buy and Sell YAYO</text:h>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45">Which?</text:p>
          </table:table-cell>
          <table:table-cell table:style-name="Table3.A1" office:value-type="string">
            <text:p text:style-name="P45">What?</text:p>
          </table:table-cell>
          <table:table-cell table:style-name="Table3.C1" office:value-type="string">
            <text:p text:style-name="P45">Where?</text:p>
          </table:table-cell>
        </table:table-row>
        <table:table-row>
          <table:table-cell table:style-name="Table3.A2" office:value-type="string">
            <text:p text:style-name="P42">Step 1.</text:p>
          </table:table-cell>
          <table:table-cell table:style-name="Table3.A2" office:value-type="string">
            <text:p text:style-name="P42">Purchase $MATIC or $ETH</text:p>
          </table:table-cell>
          <table:table-cell table:style-name="Table3.C2" office:value-type="string">
            <text:p text:style-name="P42">Leading Exchanges</text:p>
          </table:table-cell>
        </table:table-row>
        <table:table-row>
          <table:table-cell table:style-name="Table3.A2" office:value-type="string">
            <text:p text:style-name="P42">Step 2.</text:p>
          </table:table-cell>
          <table:table-cell table:style-name="Table3.A2" office:value-type="string">
            <text:p text:style-name="P42">Transfer to wallet on the Matic Network</text:p>
          </table:table-cell>
          <table:table-cell table:style-name="Table3.C2" office:value-type="string">
            <text:p text:style-name="P42">MetaMask</text:p>
          </table:table-cell>
        </table:table-row>
        <table:table-row>
          <table:table-cell table:style-name="Table3.A2" office:value-type="string">
            <text:p text:style-name="P42">Step 3.</text:p>
          </table:table-cell>
          <table:table-cell table:style-name="Table3.A2" office:value-type="string">
            <text:p text:style-name="P42">Swap to $YAYO</text:p>
          </table:table-cell>
          <table:table-cell table:style-name="Table3.C2" office:value-type="string">
            <text:p text:style-name="P42">QuickSwap</text:p>
          </table:table-cell>
        </table:table-row>
        <table:table-row>
          <table:table-cell table:style-name="Table3.A2" office:value-type="string">
            <text:p text:style-name="P42">Afterword.</text:p>
          </table:table-cell>
          <table:table-cell table:style-name="Table3.A2" office:value-type="string">
            <text:p text:style-name="P42">Yeah, we keep things pretty simple,</text:p>
          </table:table-cell>
          <table:table-cell table:style-name="Table3.C2" office:value-type="string">
            <text:p text:style-name="P42">Here at Yayo Corp.</text:p>
          </table:table-cell>
        </table:table-row>
      </table:table>
      <text:p text:style-name="P106"/>
      <text:p text:style-name="P107">Matrix IV. The Anatomy of a Deal</text:p>
      <text:h text:style-name="P8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pple-system" svg:font-family="apple-system, BlinkMacSystemFont, 'Segoe UI', Roboto,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padding="0in" fo:border="none"/>
    </style:style>
    <style:style style:name="MP2" style:family="paragraph" style:parent-style-name="Footer">
      <style:paragraph-properties fo:text-align="center" style:justify-single-word="false"/>
      <style:text-properties style:font-name="Liberation Serif" fo:font-size="10pt" style:font-size-asian="10pt" style:font-size-complex="10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1in" fo:margin-right="1in" fo:border="0.0154in double #000000" style:border-line-width="0.0008in 0.0138in 0.0008in" fo:padding="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as-char" svg:width="1.8752in" svg:height="0.8437in" draw:z-index="29"><draw:image xlink:href="https://lh5.googleusercontent.com/3gWjy8Sbny14Rxjpb4w15R-74PG8M2g7GwJUZ2hce50KP-OyueojwfCEfXKW-QaW7nqY_XvKj7S9gpPI3L12uNc0CJOzHmcBPcCJDMbLU9N3h8Sf8zgVF1Eek1eavIK6hWqtoxVg" xlink:type="simple" xlink:show="embed" xlink:actuate="onLoad"/></draw:frame> </text:p>
      </style:header>
      <style:footer>
        <text:p text:style-name="MP2"><text:page-number text:select-page="current">21</text:page-number></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ynold Johnson</meta:initial-creator>
    <meta:creation-date>2021-05-21T16:48:58.50</meta:creation-date>
    <dc:date>2021-05-25T13:00:47.63</dc:date>
    <dc:creator>Reynold Johnson</dc:creator>
    <meta:editing-duration>PT22H18M48S</meta:editing-duration>
    <meta:editing-cycles>9</meta:editing-cycles>
    <meta:generator>OpenOffice/4.1.10$Win32 OpenOffice.org_project/4110m2$Build-9807</meta:generator>
    <meta:document-statistic meta:table-count="6" meta:image-count="10" meta:object-count="0" meta:page-count="21" meta:paragraph-count="289" meta:word-count="3636" meta:character-count="23121"/>
  </office:meta>
</office:document-meta>
</file>